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Norma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8.991cm" table:align="center"/>
    </style:style>
    <style:style style:name="Tableau1.A" style:family="table-column">
      <style:table-column-properties style:column-width="2.997cm"/>
    </style:style>
    <style:style style:name="Tableau1.A1" style:family="table-cell">
      <style:table-cell-properties fo:padding="0.097cm" fo:border-left="1pt solid #000000" fo:border-right="none" fo:border-top="1pt solid #000000" fo:border-bottom="1pt solid #000000"/>
    </style:style>
    <style:style style:name="Tableau1.C1" style:family="table-cell">
      <style:table-cell-properties fo:padding="0.097cm" fo:border="1pt solid #000000"/>
    </style:style>
    <style:style style:name="Tableau1.2" style:family="table-row">
      <style:table-row-properties style:min-row-height="0.931cm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" style:family="table">
      <style:table-properties style:width="19.567cm" table:align="left"/>
    </style:style>
    <style:style style:name="Tableau2.A" style:family="table-column">
      <style:table-column-properties style:column-width="1.492cm"/>
    </style:style>
    <style:style style:name="Tableau2.B" style:family="table-column">
      <style:table-column-properties style:column-width="1.833cm"/>
    </style:style>
    <style:style style:name="Tableau2.E" style:family="table-column">
      <style:table-column-properties style:column-width="2.515cm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2.I1" style:family="table-cell">
      <style:table-cell-properties style:vertical-align="middle" fo:padding="0.097cm" fo:border="1pt solid #000000"/>
    </style:style>
    <style:style style:name="Tableau2.2" style:family="table-row">
      <style:table-row-properties style:min-row-height="0.931cm"/>
    </style:style>
    <style:style style:name="Tableau2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2.I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7" style:family="table">
      <style:table-properties style:width="19.59cm" table:align="margins"/>
    </style:style>
    <style:style style:name="Tableau7.A" style:family="table-column">
      <style:table-column-properties style:column-width="8.895cm" style:rel-column-width="29758*"/>
    </style:style>
    <style:style style:name="Tableau7.B" style:family="table-column">
      <style:table-column-properties style:column-width="10.694cm" style:rel-column-width="35777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0.199cm" table:align="left"/>
    </style:style>
    <style:style style:name="Tableau8.A" style:family="table-column">
      <style:table-column-properties style:column-width="1.132cm"/>
    </style:style>
    <style:style style:name="Tableau8.I" style:family="table-column">
      <style:table-column-properties style:column-width="1.139cm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8.B2" style:family="table-cell">
      <style:table-cell-properties fo:padding="0.097cm" fo:border-left="1pt solid #000000" fo:border-right="none" fo:border-top="none" fo:border-bottom="none"/>
    </style:style>
    <style:style style:name="Tableau8" style:family="table">
      <style:table-properties style:width="10.199cm" table:align="left"/>
    </style:style>
    <style:style style:name="Tableau8.A" style:family="table-column">
      <style:table-column-properties style:column-width="1.132cm"/>
    </style:style>
    <style:style style:name="Tableau8.I" style:family="table-column">
      <style:table-column-properties style:column-width="1.139cm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8.B2" style:family="table-cell">
      <style:table-cell-properties fo:padding="0.097cm" fo:border-left="1pt solid #000000" fo:border-right="none" fo:border-top="none" fo:border-bottom="none"/>
    </style:style>
    <style:style style:name="Tableau3" style:family="table">
      <style:table-properties style:width="6.8cm" table:align="center"/>
    </style:style>
    <style:style style:name="Tableau3.A" style:family="table-column">
      <style:table-column-properties style:column-width="1.699cm"/>
    </style:style>
    <style:style style:name="Tableau3.B" style:family="table-column">
      <style:table-column-properties style:column-width="1.7cm"/>
    </style:style>
    <style:style style:name="Tableau3.1" style:family="table-row">
      <style:table-row-properties style:row-height="0.801cm"/>
    </style:style>
    <style:style style:name="Tableau3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3.D1" style:family="table-cell">
      <style:table-cell-properties style:vertical-align="middle" fo:padding="0.097cm" fo:border="1pt solid #000000"/>
    </style:style>
    <style:style style:name="Tableau3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3.D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9" style:family="table">
      <style:table-properties style:width="5.503cm" table:align="left"/>
    </style:style>
    <style:style style:name="Tableau9.A" style:family="table-column">
      <style:table-column-properties style:column-width="0.799cm"/>
    </style:style>
    <style:style style:name="Tableau9.B" style:family="table-column">
      <style:table-column-properties style:column-width="1.106cm"/>
    </style:style>
    <style:style style:name="Tableau9.C" style:family="table-column">
      <style:table-column-properties style:column-width="1.199cm"/>
    </style:style>
    <style:style style:name="Tableau9.A1" style:family="table-cell">
      <style:table-cell-properties fo:padding="0cm" fo:border="none"/>
    </style:style>
    <style:style style:name="Tableau9.C1" style:family="table-cell">
      <style:table-cell-properties fo:padding="0.049cm" fo:border-left="0.75pt solid #000000" fo:border-right="none" fo:border-top="none" fo:border-bottom="0.75pt solid #000000"/>
    </style:style>
    <style:style style:name="Tableau9.D1" style:family="table-cell">
      <style:table-cell-properties fo:padding="0.049cm" fo:border="none"/>
    </style:style>
    <style:style style:name="Tableau9.C2" style:family="table-cell">
      <style:table-cell-properties fo:padding="0.049cm" fo:border-left="0.75pt solid #000000" fo:border-right="none" fo:border-top="none" fo:border-bottom="none"/>
    </style:style>
    <style:style style:name="Tableau4" style:family="table">
      <style:table-properties style:width="19.59cm" table:align="margins"/>
    </style:style>
    <style:style style:name="Tableau4.A" style:family="table-column">
      <style:table-column-properties style:column-width="9.793cm" style:rel-column-width="32761*"/>
    </style:style>
    <style:style style:name="Tableau4.B" style:family="table-column">
      <style:table-column-properties style:column-width="9.797cm" style:rel-column-width="32774*"/>
    </style:style>
    <style:style style:name="Tableau4.A1" style:family="table-cell">
      <style:table-cell-properties fo:padding="0cm" fo:border="none"/>
    </style:style>
    <style:style style:name="Tableau10" style:family="table">
      <style:table-properties style:width="8.29cm" table:align="left"/>
    </style:style>
    <style:style style:name="Tableau10.A" style:family="table-column">
      <style:table-column-properties style:column-width="0.829cm"/>
    </style:style>
    <style:style style:name="Tableau10.A1" style:family="table-cell">
      <style:table-cell-properties fo:padding="0cm" fo:border="none"/>
    </style:style>
    <style:style style:name="Tableau10.F1" style:family="table-cell">
      <style:table-cell-properties fo:padding="0.049cm" fo:border="none"/>
    </style:style>
    <style:style style:name="Tableau10.D2" style:family="table-cell">
      <style:table-cell-properties fo:padding="0.049cm" fo:border-left="none" fo:border-right="none" fo:border-top="none" fo:border-bottom="0.75pt solid #000000"/>
    </style:style>
    <style:style style:name="Tableau11" style:family="table">
      <style:table-properties style:width="8.29cm" table:align="left"/>
    </style:style>
    <style:style style:name="Tableau11.A" style:family="table-column">
      <style:table-column-properties style:column-width="0.829cm"/>
    </style:style>
    <style:style style:name="Tableau11.A1" style:family="table-cell">
      <style:table-cell-properties fo:padding="0cm" fo:border="none"/>
    </style:style>
    <style:style style:name="Tableau11.F1" style:family="table-cell">
      <style:table-cell-properties fo:padding="0.049cm" fo:border="none"/>
    </style:style>
    <style:style style:name="Tableau11.D2" style:family="table-cell">
      <style:table-cell-properties fo:padding="0.049cm" fo:border-left="none" fo:border-right="none" fo:border-top="none" fo:border-bottom="0.75pt solid #000000"/>
    </style:style>
    <style:style style:name="Tableau10" style:family="table">
      <style:table-properties style:width="8.29cm" table:align="left"/>
    </style:style>
    <style:style style:name="Tableau10.A" style:family="table-column">
      <style:table-column-properties style:column-width="0.829cm"/>
    </style:style>
    <style:style style:name="Tableau10.A1" style:family="table-cell">
      <style:table-cell-properties fo:padding="0cm" fo:border="none"/>
    </style:style>
    <style:style style:name="Tableau10.F1" style:family="table-cell">
      <style:table-cell-properties fo:padding="0.049cm" fo:border="none"/>
    </style:style>
    <style:style style:name="Tableau10.D2" style:family="table-cell">
      <style:table-cell-properties fo:padding="0.049cm" fo:border-left="none" fo:border-right="none" fo:border-top="none" fo:border-bottom="0.75pt solid #000000"/>
    </style:style>
    <style:style style:name="Tableau11" style:family="table">
      <style:table-properties style:width="8.29cm" table:align="left"/>
    </style:style>
    <style:style style:name="Tableau11.A" style:family="table-column">
      <style:table-column-properties style:column-width="0.829cm"/>
    </style:style>
    <style:style style:name="Tableau11.A1" style:family="table-cell">
      <style:table-cell-properties fo:padding="0cm" fo:border="none"/>
    </style:style>
    <style:style style:name="Tableau11.F1" style:family="table-cell">
      <style:table-cell-properties fo:padding="0.049cm" fo:border="none"/>
    </style:style>
    <style:style style:name="Tableau11.D2" style:family="table-cell">
      <style:table-cell-properties fo:padding="0.049cm" fo:border-left="none" fo:border-right="none" fo:border-top="none" fo:border-bottom="0.75pt solid #000000"/>
    </style:style>
    <style:style style:name="Tableau6" style:family="table">
      <style:table-properties style:width="15.69cm" table:align="left"/>
    </style:style>
    <style:style style:name="Tableau6.A" style:family="table-column">
      <style:table-column-properties style:column-width="1.7cm"/>
    </style:style>
    <style:style style:name="Tableau6.B" style:family="table-column">
      <style:table-column-properties style:column-width="2.193cm"/>
    </style:style>
    <style:style style:name="Tableau6.C" style:family="table-column">
      <style:table-column-properties style:column-width="1.399cm"/>
    </style:style>
    <style:style style:name="Tableau6.D" style:family="table-column">
      <style:table-column-properties style:column-width="10.398cm"/>
    </style:style>
    <style:style style:name="Tableau6.1" style:family="table-row">
      <style:table-row-properties style:row-height="1cm"/>
    </style:style>
    <style:style style:name="Tableau6.A1" style:family="table-cell">
      <style:table-cell-properties style:vertical-align="middle" fo:padding="0cm" fo:border="none"/>
    </style:style>
    <style:style style:name="Tableau5" style:family="table">
      <style:table-properties style:width="19.59cm" table:align="margins"/>
    </style:style>
    <style:style style:name="Tableau5.A" style:family="table-column">
      <style:table-column-properties style:column-width="9.795cm" style:rel-column-width="32767*"/>
    </style:style>
    <style:style style:name="Tableau5.B" style:family="table-column">
      <style:table-column-properties style:column-width="9.795cm" style:rel-column-width="32768*"/>
    </style:style>
    <style:style style:name="Tableau5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4" officeooo:rsid="007e00fa" officeooo:paragraph-rsid="007e00fa" style:font-size-asian="10.5pt"/>
    </style:style>
    <style:style style:name="P2" style:family="paragraph" style:parent-style-name="Standard">
      <style:paragraph-properties fo:text-align="center" style:justify-single-word="false"/>
      <style:text-properties style:font-name="Arial4" officeooo:rsid="007e00fa" officeooo:paragraph-rsid="00b54b93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Arial4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Arial4" officeooo:paragraph-rsid="0090a242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Arial4" officeooo:paragraph-rsid="00a60e02" style:font-size-asian="10.5pt"/>
    </style:style>
    <style:style style:name="P6" style:family="paragraph" style:parent-style-name="Standard">
      <style:paragraph-properties fo:text-align="center" style:justify-single-word="false"/>
      <style:text-properties style:font-name="Arial4" officeooo:paragraph-rsid="00b54b93" style:font-size-asian="10.5pt"/>
    </style:style>
    <style:style style:name="P7" style:family="paragraph" style:parent-style-name="Table_20_Contents">
      <style:paragraph-properties fo:text-align="center" style:justify-single-word="false"/>
      <style:text-properties style:font-name="Arial4" officeooo:rsid="0080cdc3" officeooo:paragraph-rsid="0080cdc3" style:font-size-asian="10.5pt"/>
    </style:style>
    <style:style style:name="P8" style:family="paragraph" style:parent-style-name="Table_20_Contents">
      <style:paragraph-properties fo:text-align="center" style:justify-single-word="false"/>
      <style:text-properties style:font-name="Arial4" officeooo:rsid="0085e612" officeooo:paragraph-rsid="0085e612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Arial4" officeooo:rsid="0090a242" officeooo:paragraph-rsid="0090a242" style:font-size-asian="10.5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>
        <style:tab-stops>
          <style:tab-stop style:position="1.191cm"/>
          <style:tab-stop style:position="1.871cm"/>
          <style:tab-stop style:position="9.109cm"/>
        </style:tab-stops>
      </style:paragraph-properties>
      <style:text-properties style:font-name="Arial4" officeooo:rsid="008cee8e" officeooo:paragraph-rsid="00965d4b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style:font-name="Arial4" officeooo:rsid="00b53062" officeooo:paragraph-rsid="00b53062" style:font-size-asian="10.5pt"/>
    </style:style>
    <style:style style:name="P12" style:family="paragraph" style:parent-style-name="Text_20_body">
      <style:paragraph-properties fo:line-height="100%"/>
      <style:text-properties officeooo:paragraph-rsid="007dfa55"/>
    </style:style>
    <style:style style:name="P13" style:family="paragraph" style:parent-style-name="Text_20_body">
      <style:paragraph-properties fo:line-height="100%"/>
      <style:text-properties officeooo:paragraph-rsid="007e00fa"/>
    </style:style>
    <style:style style:name="P14" style:family="paragraph" style:parent-style-name="Text_20_body">
      <style:paragraph-properties fo:line-height="100%"/>
      <style:text-properties officeooo:paragraph-rsid="007fb2c0"/>
    </style:style>
    <style:style style:name="P15" style:family="paragraph" style:parent-style-name="Text_20_body">
      <style:paragraph-properties fo:line-height="100%"/>
      <style:text-properties officeooo:paragraph-rsid="0080cdc3"/>
    </style:style>
    <style:style style:name="P16" style:family="paragraph" style:parent-style-name="Text_20_body">
      <style:paragraph-properties fo:line-height="100%"/>
      <style:text-properties officeooo:paragraph-rsid="00826a2d"/>
    </style:style>
    <style:style style:name="P17" style:family="paragraph" style:parent-style-name="Text_20_body">
      <style:paragraph-properties fo:line-height="100%"/>
      <style:text-properties officeooo:paragraph-rsid="0085c77a"/>
    </style:style>
    <style:style style:name="P18" style:family="paragraph" style:parent-style-name="Text_20_body">
      <style:paragraph-properties fo:line-height="100%"/>
      <style:text-properties officeooo:paragraph-rsid="0087d8f2"/>
    </style:style>
    <style:style style:name="P19" style:family="paragraph" style:parent-style-name="Text_20_body">
      <style:paragraph-properties fo:line-height="100%">
        <style:tab-stops>
          <style:tab-stop style:position="1.304cm" style:type="center"/>
          <style:tab-stop style:position="1.796cm"/>
        </style:tab-stops>
      </style:paragraph-properties>
      <style:text-properties officeooo:paragraph-rsid="00826a2d"/>
    </style:style>
    <style:style style:name="P20" style:family="paragraph" style:parent-style-name="Text_20_body">
      <style:paragraph-properties fo:line-height="100%"/>
      <style:text-properties officeooo:paragraph-rsid="0093bfee"/>
    </style:style>
    <style:style style:name="P21" style:family="paragraph" style:parent-style-name="Text_20_body">
      <style:paragraph-properties fo:line-height="100%">
        <style:tab-stops>
          <style:tab-stop style:position="1.304cm" style:type="center"/>
          <style:tab-stop style:position="1.852cm"/>
        </style:tab-stops>
      </style:paragraph-properties>
      <style:text-properties officeooo:paragraph-rsid="00aceeb9"/>
    </style:style>
    <style:style style:name="P22" style:family="paragraph" style:parent-style-name="Text_20_body">
      <style:paragraph-properties fo:line-height="100%">
        <style:tab-stops>
          <style:tab-stop style:position="1.796cm"/>
        </style:tab-stops>
      </style:paragraph-properties>
      <style:text-properties officeooo:rsid="0080cdc3" officeooo:paragraph-rsid="0080cdc3"/>
    </style:style>
    <style:style style:name="P23" style:family="paragraph" style:parent-style-name="Text_20_body">
      <style:paragraph-properties fo:line-height="100%">
        <style:tab-stops>
          <style:tab-stop style:position="1.796cm"/>
        </style:tab-stops>
      </style:paragraph-properties>
      <style:text-properties officeooo:rsid="0080cdc3" officeooo:paragraph-rsid="00a60e02"/>
    </style:style>
    <style:style style:name="P24" style:family="paragraph" style:parent-style-name="Text_20_body">
      <style:paragraph-properties fo:line-height="100%">
        <style:tab-stops>
          <style:tab-stop style:position="1.304cm" style:type="center"/>
          <style:tab-stop style:position="1.796cm"/>
        </style:tab-stops>
      </style:paragraph-properties>
      <style:text-properties officeooo:rsid="0080cdc3" officeooo:paragraph-rsid="00826a2d"/>
    </style:style>
    <style:style style:name="P25" style:family="paragraph" style:parent-style-name="Text_20_body">
      <style:paragraph-properties fo:line-height="100%">
        <style:tab-stops>
          <style:tab-stop style:position="1.002cm"/>
        </style:tab-stops>
      </style:paragraph-properties>
      <style:text-properties officeooo:rsid="00843c0c" officeooo:paragraph-rsid="00843c0c"/>
    </style:style>
    <style:style style:name="P26" style:family="paragraph" style:parent-style-name="Text_20_body">
      <style:paragraph-properties fo:line-height="100%">
        <style:tab-stops>
          <style:tab-stop style:position="2.891cm"/>
        </style:tab-stops>
      </style:paragraph-properties>
      <style:text-properties officeooo:rsid="00843c0c" officeooo:paragraph-rsid="00a8f04b"/>
    </style:style>
    <style:style style:name="P27" style:family="paragraph" style:parent-style-name="Text_20_body">
      <style:paragraph-properties fo:line-height="100%">
        <style:tab-stops>
          <style:tab-stop style:position="1.852cm"/>
        </style:tab-stops>
      </style:paragraph-properties>
      <style:text-properties style:text-position="0% 100%" style:text-underline-style="none" officeooo:rsid="0085e612" officeooo:paragraph-rsid="0085e612"/>
    </style:style>
    <style:style style:name="P28" style:family="paragraph" style:parent-style-name="Text_20_body">
      <style:paragraph-properties fo:line-height="100%">
        <style:tab-stops>
          <style:tab-stop style:position="1.852cm"/>
        </style:tab-stops>
      </style:paragraph-properties>
      <style:text-properties style:text-position="0% 100%" style:text-underline-style="none" officeooo:rsid="0085e612" officeooo:paragraph-rsid="0099f8b5"/>
    </style:style>
    <style:style style:name="P29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>
        <style:tab-stops>
          <style:tab-stop style:position="1.852cm"/>
        </style:tab-stops>
      </style:paragraph-properties>
      <style:text-properties style:text-position="0% 100%" style:text-underline-style="none" officeooo:rsid="0099f8b5" officeooo:paragraph-rsid="0099f8b5" style:font-size-asian="10.5pt"/>
    </style:style>
    <style:style style:name="P30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>
        <style:tab-stops>
          <style:tab-stop style:position="1.852cm"/>
        </style:tab-stops>
      </style:paragraph-properties>
      <style:text-properties style:text-position="0% 100%" style:text-underline-style="none" officeooo:rsid="0099f8b5" officeooo:paragraph-rsid="00ad277e" style:font-size-asian="10.5pt"/>
    </style:style>
    <style:style style:name="P31" style:family="paragraph" style:parent-style-name="Text_20_body">
      <style:paragraph-properties fo:line-height="100%">
        <style:tab-stops>
          <style:tab-stop style:position="1.852cm"/>
        </style:tab-stops>
      </style:paragraph-properties>
      <style:text-properties style:text-position="0% 100%" officeooo:paragraph-rsid="00a96567"/>
    </style:style>
    <style:style style:name="P32" style:family="paragraph" style:parent-style-name="Text_20_body">
      <style:paragraph-properties fo:line-height="100%"/>
      <style:text-properties style:font-name="Arial" officeooo:rsid="0087d8f2" officeooo:paragraph-rsid="0087d8f2"/>
    </style:style>
    <style:style style:name="P33" style:family="paragraph" style:parent-style-name="Text_20_body">
      <style:paragraph-properties fo:line-height="100%"/>
      <style:text-properties style:font-name="Arial" officeooo:rsid="0087d8f2" officeooo:paragraph-rsid="008b9ab0"/>
    </style:style>
    <style:style style:name="P34" style:family="paragraph" style:parent-style-name="Standard">
      <style:paragraph-properties fo:line-height="100%"/>
      <style:text-properties style:font-name="Arial" style:text-underline-style="solid" style:text-underline-width="auto" style:text-underline-color="font-color" officeooo:rsid="0087d8f2" officeooo:paragraph-rsid="00ad277e"/>
    </style:style>
    <style:style style:name="P35" style:family="paragraph" style:parent-style-name="Text_20_body">
      <style:paragraph-properties fo:line-height="100%"/>
      <style:text-properties style:font-name="Arial" officeooo:rsid="008ad1bb" officeooo:paragraph-rsid="008ad1bb" style:font-size-asian="10.5pt"/>
    </style:style>
    <style:style style:name="P36" style:family="paragraph" style:parent-style-name="Standard">
      <style:paragraph-properties fo:line-height="100%"/>
      <style:text-properties style:font-name="Arial" officeooo:rsid="008ad1bb" officeooo:paragraph-rsid="00ad277e" style:font-size-asian="10.5pt"/>
    </style:style>
    <style:style style:name="P37" style:family="paragraph" style:parent-style-name="Text_20_body">
      <style:paragraph-properties fo:line-height="100%"/>
      <style:text-properties style:font-name="Arial" officeooo:rsid="008ad1bb" officeooo:paragraph-rsid="0087d8f2" style:font-size-asian="10.5pt"/>
    </style:style>
    <style:style style:name="P38" style:family="paragraph" style:parent-style-name="Standard">
      <style:text-properties officeooo:paragraph-rsid="0090a242"/>
    </style:style>
    <style:style style:name="P39" style:family="paragraph" style:parent-style-name="Standard">
      <style:paragraph-properties>
        <style:tab-stops>
          <style:tab-stop style:position="2.004cm"/>
          <style:tab-stop style:position="5.103cm"/>
        </style:tab-stops>
      </style:paragraph-properties>
      <style:text-properties officeooo:paragraph-rsid="00933e92"/>
    </style:style>
    <style:style style:name="P40" style:family="paragraph" style:parent-style-name="Table_20_Contents">
      <style:paragraph-properties fo:text-align="center" style:justify-single-word="false"/>
      <style:text-properties fo:color="#ff0000" loext:opacity="100%" style:font-name="Arial4" fo:font-weight="bold" officeooo:rsid="0090a242" officeooo:paragraph-rsid="0090a242" style:font-size-asian="10.5pt" style:font-weight-asian="bold" style:font-weight-complex="bold"/>
    </style:style>
    <style:style style:name="P41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rsid="0099f8b5" officeooo:paragraph-rsid="0099f8b5" style:font-size-asian="10.5pt"/>
    </style:style>
    <style:style style:name="P42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rsid="0099f8b5" officeooo:paragraph-rsid="00ad277e" style:font-size-asian="10.5pt"/>
    </style:style>
    <style:style style:name="P43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/>
      <style:text-properties style:font-size-asian="10.5pt"/>
    </style:style>
    <style:style style:name="P4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officeooo:rsid="00965d4b" officeooo:paragraph-rsid="00965d4b" style:font-size-asian="10.5pt"/>
    </style:style>
    <style:style style:name="P45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officeooo:rsid="00965d4b" officeooo:paragraph-rsid="009af5a0" style:font-size-asian="10.5pt"/>
    </style:style>
    <style:style style:name="P4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/>
      <style:text-properties style:font-size-asian="10.5pt"/>
    </style:style>
    <style:style style:name="P4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>
        <style:tab-stops>
          <style:tab-stop style:position="1.191cm"/>
          <style:tab-stop style:position="1.871cm"/>
          <style:tab-stop style:position="9.109cm"/>
        </style:tab-stops>
      </style:paragraph-properties>
      <style:text-properties officeooo:rsid="008b9ab0" officeooo:paragraph-rsid="00965d4b" style:font-size-asian="10.5pt"/>
    </style:style>
    <style:style style:name="P4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>
        <style:tab-stops>
          <style:tab-stop style:position="1.191cm"/>
          <style:tab-stop style:position="1.871cm"/>
          <style:tab-stop style:position="9.109cm"/>
        </style:tab-stops>
      </style:paragraph-properties>
      <style:text-properties officeooo:rsid="008b9ab0" officeooo:paragraph-rsid="00ad277e" style:font-size-asian="10.5pt"/>
    </style:style>
    <style:style style:name="P49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paragraph-rsid="00abaef6" style:font-size-asian="10.5pt"/>
    </style:style>
    <style:style style:name="P50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paragraph-rsid="00ad277e" style:font-size-asian="10.5pt"/>
    </style:style>
    <style:style style:name="P51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paragraph-rsid="00ad277e" style:font-size-asian="10.5pt"/>
    </style:style>
    <style:style style:name="P52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style:font-size-asian="10.5pt"/>
    </style:style>
    <style:style style:name="P5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rsid="00ad277e" officeooo:paragraph-rsid="00ad277e" style:font-size-asian="10.5pt"/>
    </style:style>
    <style:style style:name="P54" style:family="paragraph" style:parent-style-name="Table_20_Contents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rsid="00ad277e" officeooo:paragraph-rsid="00ad277e" style:font-size-asian="10.5pt"/>
    </style:style>
    <style:style style:name="P55" style:family="paragraph" style:parent-style-name="Text_20_body">
      <style:paragraph-properties fo:line-height="100%"/>
      <style:text-properties style:font-name="Courier New" fo:font-weight="bold" officeooo:paragraph-rsid="008cee8e" style:font-weight-asian="bold" style:font-weight-complex="bold"/>
    </style:style>
    <style:style style:name="P56" style:family="paragraph" style:parent-style-name="Text_20_body">
      <style:paragraph-properties fo:line-height="100%"/>
      <style:text-properties style:font-name="Courier New" fo:font-weight="bold" officeooo:rsid="008cee8e" officeooo:paragraph-rsid="008cee8e" style:font-weight-asian="bold" style:font-weight-complex="bold"/>
    </style:style>
    <style:style style:name="P57" style:family="paragraph" style:parent-style-name="Standard">
      <style:paragraph-properties fo:line-height="100%"/>
      <style:text-properties style:font-name="Courier New" fo:font-weight="bold" officeooo:rsid="008cee8e" officeooo:paragraph-rsid="00ae65e4" style:font-weight-asian="bold" style:font-weight-complex="bold"/>
    </style:style>
    <style:style style:name="P58" style:family="paragraph" style:parent-style-name="Text_20_body">
      <style:paragraph-properties fo:line-height="100%"/>
      <style:text-properties style:font-name="Courier New" fo:font-weight="bold" officeooo:rsid="0064064c" officeooo:paragraph-rsid="008cee8e" style:font-weight-asian="bold" style:font-weight-complex="bold"/>
    </style:style>
    <style:style style:name="P59" style:family="paragraph" style:parent-style-name="Text_20_body">
      <style:paragraph-properties fo:line-height="100%"/>
      <style:text-properties style:font-name="Courier New" fo:font-weight="bold" officeooo:rsid="0064064c" officeooo:paragraph-rsid="00ae65e4" style:font-weight-asian="bold" style:font-weight-complex="bold"/>
    </style:style>
    <style:style style:name="P60" style:family="paragraph" style:parent-style-name="Text_20_body">
      <style:paragraph-properties fo:line-height="100%"/>
      <style:text-properties style:font-name="Courier New" fo:font-weight="bold" officeooo:rsid="0064064c" officeooo:paragraph-rsid="00ae65e4" style:font-size-asian="10.5pt" style:font-weight-asian="bold" style:font-weight-complex="bold"/>
    </style:style>
    <style:style style:name="P61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line-height="100%" fo:text-align="center" style:justify-single-word="false"/>
      <style:text-properties style:font-name="Times New Roman" style:text-underline-style="none" officeooo:rsid="011a969e" officeooo:paragraph-rsid="00ad277e" style:font-size-asian="10.5pt"/>
    </style:style>
    <style:style style:name="P62" style:family="paragraph" style:parent-style-name="Standard">
      <style:paragraph-properties fo:text-align="center" style:justify-single-word="false"/>
      <style:text-properties style:font-name="Arial4" officeooo:rsid="00b5f5fb" officeooo:paragraph-rsid="00b5f5fb" style:font-size-asian="10.5pt"/>
    </style:style>
    <style:style style:name="P63" style:family="paragraph" style:parent-style-name="Standard">
      <style:paragraph-properties fo:text-align="center" style:justify-single-word="false"/>
      <style:text-properties style:font-name="Arial4" officeooo:paragraph-rsid="00b6a566" style:font-size-asian="10.5pt"/>
    </style:style>
    <style:style style:name="P64" style:family="paragraph" style:parent-style-name="Standard">
      <style:paragraph-properties fo:text-align="center" style:justify-single-word="false"/>
      <style:text-properties style:font-name="Arial4" officeooo:paragraph-rsid="00b796c8" style:font-size-asian="10.5pt"/>
    </style:style>
    <style:style style:name="P65" style:family="paragraph" style:parent-style-name="Standard">
      <style:paragraph-properties fo:text-align="center" style:justify-single-word="false"/>
      <style:text-properties style:font-name="Arial4" officeooo:rsid="0080cdc3" officeooo:paragraph-rsid="00b6a566" style:font-size-asian="10.5pt"/>
    </style:style>
    <style:style style:name="P6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text-align="center" style:justify-single-word="false"/>
      <style:text-properties officeooo:paragraph-rsid="00b796c8" style:font-size-asian="10.5pt"/>
    </style:style>
    <style:style style:name="P67" style:family="paragraph" style:parent-style-name="Standard">
      <style:paragraph-properties fo:line-height="100%"/>
      <style:text-properties style:font-name="Courier New" fo:font-weight="bold" officeooo:rsid="008cee8e" officeooo:paragraph-rsid="00b7a7ae" style:font-size-asian="10.5pt" style:font-weight-asian="bold" style:font-weight-complex="bold"/>
    </style:style>
    <style:style style:name="P68" style:family="paragraph" style:parent-style-name="Text_20_body" style:list-style-name="tfNum_20_1_29_">
      <style:paragraph-properties fo:margin-top="0cm" fo:margin-bottom="0cm" style:contextual-spacing="false" fo:line-height="100%"/>
      <style:text-properties officeooo:paragraph-rsid="007dfa55"/>
    </style:style>
    <style:style style:name="P69" style:family="paragraph" style:parent-style-name="Text_20_body">
      <style:paragraph-properties fo:line-height="100%">
        <style:tab-stops>
          <style:tab-stop style:position="1.3cm" style:type="center"/>
          <style:tab-stop style:position="1.852cm"/>
        </style:tab-stops>
      </style:paragraph-properties>
      <style:text-properties officeooo:paragraph-rsid="00b796c8"/>
    </style:style>
    <style:style style:name="P70" style:family="paragraph" style:parent-style-name="Text_20_body">
      <style:paragraph-properties fo:line-height="100%">
        <style:tab-stops>
          <style:tab-stop style:position="1.304cm" style:type="center"/>
          <style:tab-stop style:position="1.852cm"/>
        </style:tab-stops>
      </style:paragraph-properties>
      <style:text-properties officeooo:paragraph-rsid="00b796c8"/>
    </style:style>
    <style:style style:name="P71" style:family="paragraph" style:parent-style-name="Text_20_body" style:list-style-name="tfNum_20_1_29_">
      <style:paragraph-properties fo:line-height="100%"/>
      <style:text-properties officeooo:rsid="007dfa55" officeooo:paragraph-rsid="007dfa55"/>
    </style:style>
    <style:style style:name="P72" style:family="paragraph" style:parent-style-name="Text_20_body">
      <style:paragraph-properties fo:line-height="100%">
        <style:tab-stops>
          <style:tab-stop style:position="1.304cm" style:type="center"/>
          <style:tab-stop style:position="1.796cm"/>
        </style:tab-stops>
      </style:paragraph-properties>
      <style:text-properties officeooo:rsid="0080cdc3" officeooo:paragraph-rsid="00b796c8"/>
    </style:style>
    <style:style style:name="P7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>
        <style:tab-stops>
          <style:tab-stop style:position="1.191cm"/>
          <style:tab-stop style:position="1.871cm"/>
          <style:tab-stop style:position="9.109cm"/>
        </style:tab-stops>
      </style:paragraph-properties>
      <style:text-properties officeooo:rsid="008b9ab0" officeooo:paragraph-rsid="00ad277e" style:font-size-asian="10.5pt"/>
    </style:style>
    <style:style style:name="P74" style:family="paragraph" style:parent-style-name="Text_20_body">
      <style:paragraph-properties fo:line-height="100%">
        <style:tab-stops>
          <style:tab-stop style:position="1.304cm" style:type="center"/>
          <style:tab-stop style:position="1.796cm"/>
        </style:tab-stops>
      </style:paragraph-properties>
      <style:text-properties style:font-name="Arial4" officeooo:rsid="00826a2d" officeooo:paragraph-rsid="009e6e4c" style:font-size-asian="10.5pt"/>
    </style:style>
    <style:style style:name="P75" style:family="paragraph" style:parent-style-name="tfTitre_20_1_29_">
      <style:paragraph-properties fo:break-before="page"/>
    </style:style>
    <style:style style:name="P76" style:family="paragraph" style:parent-style-name="tfTitre_20_I_29_">
      <style:paragraph-properties fo:break-before="page"/>
    </style:style>
    <style:style style:name="P77" style:family="paragraph" style:parent-style-name="tfTitre_20_I_29_" style:list-style-name="tfNum_20_I_29_">
      <style:text-properties officeooo:paragraph-rsid="00843c0c"/>
    </style:style>
    <style:style style:name="P78" style:family="paragraph" style:parent-style-name="tfTitre_20_I_29_" style:list-style-name="tfNum_20_I_29_">
      <style:text-properties officeooo:paragraph-rsid="0085c77a"/>
    </style:style>
    <style:style style:name="P79" style:family="paragraph">
      <style:paragraph-properties fo:text-align="center"/>
      <style:text-properties style:text-line-through-style="none" style:text-line-through-type="none" style:font-name="Arial3" fo:font-size="12pt" fo:font-style="normal" style:text-underline-style="none"/>
    </style:style>
    <style:style style:name="P80" style:family="paragraph">
      <style:paragraph-properties fo:text-align="center"/>
      <style:text-properties fo:color="#ff0000" style:text-line-through-style="none" style:text-line-through-type="none" style:font-name="Arial3" fo:font-size="12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7c880a"/>
    </style:style>
    <style:style style:name="T3" style:family="text">
      <style:text-properties officeooo:rsid="007dfa55"/>
    </style:style>
    <style:style style:name="T4" style:family="text">
      <style:text-properties style:font-name="Arial4"/>
    </style:style>
    <style:style style:name="T5" style:family="text">
      <style:text-properties style:font-name="Arial4" style:font-size-asian="10.5pt"/>
    </style:style>
    <style:style style:name="T6" style:family="text">
      <style:text-properties style:font-name="Arial4" officeooo:rsid="007dfa55" style:font-size-asian="10.5pt"/>
    </style:style>
    <style:style style:name="T7" style:family="text">
      <style:text-properties style:font-name="Arial4" officeooo:rsid="007e00fa" style:font-size-asian="10.5pt"/>
    </style:style>
    <style:style style:name="T8" style:family="text">
      <style:text-properties style:font-name="Arial4" officeooo:rsid="007fb2c0" style:font-size-asian="10.5pt"/>
    </style:style>
    <style:style style:name="T9" style:family="text">
      <style:text-properties style:font-name="Arial4" officeooo:rsid="0080cdc3" style:font-size-asian="10.5pt"/>
    </style:style>
    <style:style style:name="T10" style:family="text">
      <style:text-properties style:font-name="Arial4" officeooo:rsid="00826a2d" style:font-size-asian="10.5pt"/>
    </style:style>
    <style:style style:name="T11" style:family="text">
      <style:text-properties style:font-name="Arial4" officeooo:rsid="00843c0c" style:font-size-asian="10.5pt"/>
    </style:style>
    <style:style style:name="T12" style:family="text">
      <style:text-properties style:font-name="Arial4" officeooo:rsid="0085c77a" style:font-size-asian="10.5pt"/>
    </style:style>
    <style:style style:name="T13" style:family="text">
      <style:text-properties style:font-name="Arial4" officeooo:rsid="00866660" style:font-size-asian="10.5pt"/>
    </style:style>
    <style:style style:name="T14" style:family="text">
      <style:text-properties style:font-name="Arial4" officeooo:rsid="0087d8f2" style:font-size-asian="10.5pt"/>
    </style:style>
    <style:style style:name="T15" style:family="text">
      <style:text-properties style:font-name="Arial4" officeooo:rsid="008b9ab0" style:font-size-asian="10.5pt"/>
    </style:style>
    <style:style style:name="T16" style:family="text">
      <style:text-properties style:font-name="Arial4" officeooo:rsid="008cee8e" style:font-size-asian="10.5pt"/>
    </style:style>
    <style:style style:name="T17" style:family="text">
      <style:text-properties style:font-name="Arial4" officeooo:rsid="0093bfee" style:font-size-asian="10.5pt"/>
    </style:style>
    <style:style style:name="T18" style:family="text">
      <style:text-properties style:font-name="Arial4" officeooo:rsid="009467f0" style:font-size-asian="10.5pt"/>
    </style:style>
    <style:style style:name="T19" style:family="text">
      <style:text-properties style:font-name="Arial4" fo:font-weight="bold" officeooo:rsid="007e00fa" style:font-size-asian="10.5pt" style:font-weight-asian="bold" style:font-weight-complex="bold"/>
    </style:style>
    <style:style style:name="T20" style:family="text">
      <style:text-properties style:font-name="Arial4" fo:font-weight="bold" officeooo:rsid="00843c0c" style:font-size-asian="10.5pt" style:font-weight-asian="bold" style:font-weight-complex="bold"/>
    </style:style>
    <style:style style:name="T21" style:family="text">
      <style:text-properties style:font-name="Arial4" officeooo:rsid="008cee8e"/>
    </style:style>
    <style:style style:name="T22" style:family="text">
      <style:text-properties officeooo:rsid="007e00fa"/>
    </style:style>
    <style:style style:name="T23" style:family="text">
      <style:text-properties officeooo:rsid="007f9cb4"/>
    </style:style>
    <style:style style:name="T24" style:family="text">
      <style:text-properties officeooo:rsid="007fb2c0"/>
    </style:style>
    <style:style style:name="T25" style:family="text">
      <style:text-properties style:font-name="OpenSymbol1" fo:font-style="normal" officeooo:rsid="007fb2c0" style:font-name-asian="OpenSymbol1" style:font-style-asian="normal" style:font-name-complex="OpenSymbol1" style:font-style-complex="normal"/>
    </style:style>
    <style:style style:name="T26" style:family="text">
      <style:text-properties officeooo:rsid="0080cdc3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font-name="Arial4" style:font-size-asian="10.5pt"/>
    </style:style>
    <style:style style:name="T29" style:family="text">
      <style:text-properties style:text-position="super 58%" officeooo:rsid="0085e612"/>
    </style:style>
    <style:style style:name="T30" style:family="text">
      <style:text-properties style:text-position="super 58%" style:text-underline-style="none" officeooo:rsid="0085e612"/>
    </style:style>
    <style:style style:name="T31" style:family="text">
      <style:text-properties style:text-position="sub 58%"/>
    </style:style>
    <style:style style:name="T32" style:family="text">
      <style:text-properties style:text-position="sub 58%" officeooo:rsid="0080cdc3"/>
    </style:style>
    <style:style style:name="T33" style:family="text">
      <style:text-properties style:text-position="sub 58%" style:font-name="Arial4" style:text-underline-style="none" officeooo:rsid="00866660" style:font-size-asian="10.5pt"/>
    </style:style>
    <style:style style:name="T34" style:family="text">
      <style:text-properties style:text-position="sub 58%" style:font-name="Arial4" officeooo:rsid="00843c0c" style:font-size-asian="10.5pt"/>
    </style:style>
    <style:style style:name="T35" style:family="text">
      <style:text-properties officeooo:rsid="00826a2d"/>
    </style:style>
    <style:style style:name="T36" style:family="text">
      <style:text-properties style:font-name="Times New Roman" officeooo:rsid="011a969e"/>
    </style:style>
    <style:style style:name="T37" style:family="text">
      <style:text-properties style:font-name="Times New Roman" officeooo:rsid="011a969e" style:font-size-asian="10.5pt"/>
    </style:style>
    <style:style style:name="T38" style:family="text">
      <style:text-properties officeooo:rsid="00843c0c"/>
    </style:style>
    <style:style style:name="T39" style:family="text">
      <style:text-properties officeooo:rsid="0085c77a"/>
    </style:style>
    <style:style style:name="T40" style:family="text">
      <style:text-properties officeooo:rsid="0085e612"/>
    </style:style>
    <style:style style:name="T41" style:family="text">
      <style:text-properties style:text-position="0% 100%" style:text-underline-style="none" officeooo:rsid="0085e612"/>
    </style:style>
    <style:style style:name="T42" style:family="text">
      <style:text-properties style:text-position="0% 100%" style:font-name="Times New Roman" style:text-underline-style="none" officeooo:rsid="011a969e"/>
    </style:style>
    <style:style style:name="T43" style:family="text">
      <style:text-properties style:text-position="0% 100%" style:font-name="Arial4" style:text-underline-style="none" officeooo:rsid="00866660" style:font-size-asian="10.5pt"/>
    </style:style>
    <style:style style:name="T44" style:family="text">
      <style:text-properties officeooo:rsid="00866660"/>
    </style:style>
    <style:style style:name="T45" style:family="text">
      <style:text-properties officeooo:rsid="008b9ab0"/>
    </style:style>
    <style:style style:name="T46" style:family="text">
      <style:text-properties officeooo:rsid="008cee8e"/>
    </style:style>
    <style:style style:name="T47" style:family="text">
      <style:text-properties style:font-name="Arial"/>
    </style:style>
    <style:style style:name="T48" style:family="text">
      <style:text-properties style:font-name="Arial" officeooo:rsid="00b3bcaf"/>
    </style:style>
    <style:style style:name="T49" style:family="text">
      <style:text-properties style:font-name="Arial" officeooo:rsid="0080cdc3"/>
    </style:style>
    <style:style style:name="T50" style:family="text">
      <style:text-properties style:font-name="Arial" officeooo:rsid="00933e92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style:font-name="Arial" fo:font-weight="bold" officeooo:rsid="00933e92" style:font-weight-asian="bold" style:font-weight-complex="bold"/>
    </style:style>
    <style:style style:name="T53" style:family="text">
      <style:text-properties fo:color="#ff0000" loext:opacity="100%" fo:font-weight="bold" officeooo:rsid="00826a2d" style:font-weight-asian="bold" style:font-weight-complex="bold"/>
    </style:style>
    <style:style style:name="T54" style:family="text">
      <style:text-properties fo:color="#ff0000" loext:opacity="100%" style:font-name="Arial4" fo:font-weight="bold" officeooo:rsid="00826a2d" style:font-size-asian="10.5pt" style:font-weight-asian="bold" style:font-weight-complex="bold"/>
    </style:style>
    <style:style style:name="T55" style:family="text">
      <style:text-properties officeooo:rsid="0093bfee"/>
    </style:style>
    <style:style style:name="T56" style:family="text">
      <style:text-properties officeooo:rsid="009467f0"/>
    </style:style>
    <style:style style:name="T57" style:family="text">
      <style:text-properties fo:color="#2a6099" loext:opacity="100%"/>
    </style:style>
    <style:style style:name="T58" style:family="text">
      <style:text-properties officeooo:rsid="00b048bb"/>
    </style:style>
    <style:style style:name="T59" style:family="text">
      <style:text-properties fo:color="#ff4000" loext:opacity="100%" fo:font-weight="bold" officeooo:rsid="0080cdc3" style:font-weight-asian="bold" style:font-weight-complex="bold"/>
    </style:style>
    <style:style style:name="gr1" style:family="graphic">
      <style:graphic-properties draw:textarea-vertical-align="middle" fo:border="soli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order="soli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29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8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7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6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5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4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3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9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7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5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3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1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9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0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8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9" form:id="control10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0" form:id="control1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1" form:id="control1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2" form:id="control1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3" form:id="control1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4" form:id="control1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5" form:id="control1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6" form:id="control1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7" form:id="control1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8" form:id="control1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9" form:id="control1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0" form:id="control1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1" form:id="control1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2" form:id="control1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3" form:id="control1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4" form:id="control1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5" form:id="control1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6" form:id="control1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7" form:id="control1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8" form:id="control1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9" form:id="control1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CODER <text:span text:style-name="T2">un entier positif </text:span>EN BINAIRE</text:p>
      <text:list xml:id="list4084999247" text:style-name="tfNum_20_I_29_">
        <text:list-item>
          <text:p text:style-name="tfTitre_20_I_29_">Compter en binaire</text:p>
        </text:list-item>
      </text:list>
      <text:p text:style-name="P12"><text:span text:style-name="T6">H</text:span>istoriquement, on doit la naissance des premiers ordinateurs à l'association de <text:span text:style-name="T6">trois</text:span> idées géniales :</text:p>
      <text:list xml:id="list2707855509" text:style-name="tfNum_20_1_29_">
        <text:list-item>
          <text:p text:style-name="P68"><text:span text:style-name="T6">Créer une machine</text:span> <text:span text:style-name="T26">à calculer qui soit </text:span>électri<text:span text:style-name="T3">que et non </text:span>mécanique</text:p>
        </text:list-item>
        <text:list-item>
          <text:p text:style-name="P68"><text:span text:style-name="T3">C</text:span>alculer en binaire : 0 = pas de courant, 1 = courant <text:span text:style-name="T3">(cf </text:span><text:span text:style-name="T22">travaux de </text:span><text:span text:style-name="T3">Leibnitz vers 1700)</text:span></text:p>
        </text:list-item>
        <text:list-item>
          <text:p text:style-name="P71">Utiliser l’algèbre de Boole (cf <text:span text:style-name="T22">travaux de Georges Boole vers 1850)</text:span></text:p>
        </text:list-item>
      </text:list>
      <text:p text:style-name="P12"><text:span text:style-name="T3">L</text:span>es ordinateurs actuels étant toujours basé sur ce<text:span text:style-name="T3">s 3 idées,</text:span> il nous faut donc <text:span text:style-name="T3">notamment </text:span>apprendre à compter en binaire !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décimal<text:line-break/><text:span text:style-name="T23">(base 10)</text:span></text:p>
          </table:table-cell>
          <table:table-cell table:style-name="Tableau1.A1" office:value-type="string">
            <text:p text:style-name="P1">binaire<text:line-break/><text:span text:style-name="T23">(base 2)</text:span></text:p>
          </table:table-cell>
          <table:table-cell table:style-name="Tableau1.C1" office:value-type="string">
            <text:p text:style-name="P1">hexadécimal<text:line-break/><text:span text:style-name="T23">(base 16)</text:span></text:p>
          </table:table-cell>
        </table:table-row>
        <table:table-row table:style-name="Tableau1.2">
          <table:table-cell table:style-name="Tableau1.A2" office:value-type="string">
            <text:p text:style-name="P1">0</text:p>
          </table:table-cell>
          <table:table-cell table:style-name="Tableau1.A2" office:value-type="string">
            <text:p text:style-name="P1">0</text:p>
          </table:table-cell>
          <table:table-cell table:style-name="Tableau1.C2" office:value-type="string">
            <text:p text:style-name="P1">0</text:p>
          </table:table-cell>
        </table:table-row>
        <table:table-row table:style-name="Tableau1.2"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1">1</text:p>
          </table:table-cell>
          <table:table-cell table:style-name="Tableau1.C2" office:value-type="string">
            <text:p text:style-name="P1">1</text:p>
          </table:table-cell>
        </table:table-row>
        <table:table-row table:style-name="Tableau1.2"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10</text:p>
          </table:table-cell>
          <table:table-cell table:style-name="Tableau1.C2" office:value-type="string">
            <text:p text:style-name="P1">2</text:p>
          </table:table-cell>
        </table:table-row>
        <table:table-row table:style-name="Tableau1.2"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1">11</text:p>
          </table:table-cell>
          <table:table-cell table:style-name="Tableau1.C2" office:value-type="string">
            <text:p text:style-name="P1">3</text:p>
          </table:table-cell>
        </table:table-row>
        <table:table-row table:style-name="Tableau1.2">
          <table:table-cell table:style-name="Tableau1.A2" office:value-type="string">
            <text:p text:style-name="P1">4</text:p>
          </table:table-cell>
          <table:table-cell table:style-name="Tableau1.A2" office:value-type="string">
            <text:p text:style-name="P3"><draw:control text:anchor-type="as-char" draw:z-index="0" draw:name="Contrôle 1" draw:style-name="gr3" draw:text-style-name="P79" svg:width="2.8cm" svg:height="0.701cm" draw:control="control1"/></text:p>
          </table:table-cell>
          <table:table-cell table:style-name="Tableau1.C2" office:value-type="string">
            <text:p text:style-name="P1">4</text:p>
          </table:table-cell>
        </table:table-row>
        <table:table-row table:style-name="Tableau1.2">
          <table:table-cell table:style-name="Tableau1.A2" office:value-type="string">
            <text:p text:style-name="P1">5</text:p>
          </table:table-cell>
          <table:table-cell table:style-name="Tableau1.A2" office:value-type="string">
            <text:p text:style-name="P6"><draw:control text:anchor-type="as-char" draw:z-index="20" draw:name="Contrôle 2" draw:style-name="gr3" draw:text-style-name="P79" svg:width="2.8cm" svg:height="0.701cm" draw:control="control21"/></text:p>
          </table:table-cell>
          <table:table-cell table:style-name="Tableau1.C2" office:value-type="string">
            <text:p text:style-name="P1">5</text:p>
          </table:table-cell>
        </table:table-row>
        <table:table-row table:style-name="Tableau1.2">
          <table:table-cell table:style-name="Tableau1.A2" office:value-type="string">
            <text:p text:style-name="P1">6</text:p>
          </table:table-cell>
          <table:table-cell table:style-name="Tableau1.A2" office:value-type="string">
            <text:p text:style-name="P6"><draw:control text:anchor-type="as-char" draw:z-index="21" draw:name="Contrôle 3" draw:style-name="gr3" draw:text-style-name="P79" svg:width="2.8cm" svg:height="0.701cm" draw:control="control22"/></text:p>
          </table:table-cell>
          <table:table-cell table:style-name="Tableau1.C2" office:value-type="string">
            <text:p text:style-name="P1">6</text:p>
          </table:table-cell>
        </table:table-row>
        <table:table-row table:style-name="Tableau1.2">
          <table:table-cell table:style-name="Tableau1.A2" office:value-type="string">
            <text:p text:style-name="P1">7</text:p>
          </table:table-cell>
          <table:table-cell table:style-name="Tableau1.A2" office:value-type="string">
            <text:p text:style-name="P6"><draw:control text:anchor-type="as-char" draw:z-index="22" draw:name="Contrôle 4" draw:style-name="gr3" draw:text-style-name="P79" svg:width="2.8cm" svg:height="0.701cm" draw:control="control23"/></text:p>
          </table:table-cell>
          <table:table-cell table:style-name="Tableau1.C2" office:value-type="string">
            <text:p text:style-name="P1">7</text:p>
          </table:table-cell>
        </table:table-row>
        <table:table-row table:style-name="Tableau1.2">
          <table:table-cell table:style-name="Tableau1.A2" office:value-type="string">
            <text:p text:style-name="P1">8</text:p>
          </table:table-cell>
          <table:table-cell table:style-name="Tableau1.A2" office:value-type="string">
            <text:p text:style-name="P6"><draw:control text:anchor-type="as-char" draw:z-index="23" draw:name="Contrôle 5" draw:style-name="gr3" draw:text-style-name="P79" svg:width="2.8cm" svg:height="0.701cm" draw:control="control24"/></text:p>
          </table:table-cell>
          <table:table-cell table:style-name="Tableau1.C2" office:value-type="string">
            <text:p text:style-name="P1">8</text:p>
          </table:table-cell>
        </table:table-row>
        <table:table-row table:style-name="Tableau1.2">
          <table:table-cell table:style-name="Tableau1.A2" office:value-type="string">
            <text:p text:style-name="P1">9</text:p>
          </table:table-cell>
          <table:table-cell table:style-name="Tableau1.A2" office:value-type="string">
            <text:p text:style-name="P6"><draw:control text:anchor-type="as-char" draw:z-index="24" draw:name="Contrôle 6" draw:style-name="gr3" draw:text-style-name="P79" svg:width="2.8cm" svg:height="0.701cm" draw:control="control25"/></text:p>
          </table:table-cell>
          <table:table-cell table:style-name="Tableau1.C2" office:value-type="string">
            <text:p text:style-name="P1">9</text:p>
          </table:table-cell>
        </table:table-row>
        <table:table-row table:style-name="Tableau1.2">
          <table:table-cell table:style-name="Tableau1.A2" office:value-type="string">
            <text:p text:style-name="P1">10</text:p>
          </table:table-cell>
          <table:table-cell table:style-name="Tableau1.A2" office:value-type="string">
            <text:p text:style-name="P6"><draw:control text:anchor-type="as-char" draw:z-index="25" draw:name="Contrôle 7" draw:style-name="gr3" draw:text-style-name="P79" svg:width="2.8cm" svg:height="0.701cm" draw:control="control26"/></text:p>
          </table:table-cell>
          <table:table-cell table:style-name="Tableau1.C2" office:value-type="string">
            <text:p text:style-name="P62">A</text:p>
          </table:table-cell>
        </table:table-row>
        <table:table-row table:style-name="Tableau1.2">
          <table:table-cell table:style-name="Tableau1.A2" office:value-type="string">
            <text:p text:style-name="P1">11</text:p>
          </table:table-cell>
          <table:table-cell table:style-name="Tableau1.A2" office:value-type="string">
            <text:p text:style-name="P6"><draw:control text:anchor-type="as-char" draw:z-index="26" draw:name="Contrôle 8" draw:style-name="gr3" draw:text-style-name="P79" svg:width="2.8cm" svg:height="0.701cm" draw:control="control27"/></text:p>
          </table:table-cell>
          <table:table-cell table:style-name="Tableau1.C2" office:value-type="string">
            <text:p text:style-name="P62">B</text:p>
          </table:table-cell>
        </table:table-row>
        <table:table-row table:style-name="Tableau1.2">
          <table:table-cell table:style-name="Tableau1.A2" office:value-type="string">
            <text:p text:style-name="P1">12</text:p>
          </table:table-cell>
          <table:table-cell table:style-name="Tableau1.A2" office:value-type="string">
            <text:p text:style-name="P6"><draw:control text:anchor-type="as-char" draw:z-index="27" draw:name="Contrôle 9" draw:style-name="gr3" draw:text-style-name="P79" svg:width="2.8cm" svg:height="0.701cm" draw:control="control28"/></text:p>
          </table:table-cell>
          <table:table-cell table:style-name="Tableau1.C2" office:value-type="string">
            <text:p text:style-name="P62">C</text:p>
          </table:table-cell>
        </table:table-row>
        <table:table-row table:style-name="Tableau1.2">
          <table:table-cell table:style-name="Tableau1.A2" office:value-type="string">
            <text:p text:style-name="P1">13</text:p>
          </table:table-cell>
          <table:table-cell table:style-name="Tableau1.A2" office:value-type="string">
            <text:p text:style-name="P6"><draw:control text:anchor-type="as-char" draw:z-index="28" draw:name="Contrôle 10" draw:style-name="gr3" draw:text-style-name="P79" svg:width="2.8cm" svg:height="0.701cm" draw:control="control29"/></text:p>
          </table:table-cell>
          <table:table-cell table:style-name="Tableau1.C2" office:value-type="string">
            <text:p text:style-name="P62">D</text:p>
          </table:table-cell>
        </table:table-row>
        <table:table-row table:style-name="Tableau1.2">
          <table:table-cell table:style-name="Tableau1.A2" office:value-type="string">
            <text:p text:style-name="P1">14</text:p>
          </table:table-cell>
          <table:table-cell table:style-name="Tableau1.A2" office:value-type="string">
            <text:p text:style-name="P6"><draw:control text:anchor-type="as-char" draw:z-index="29" draw:name="Contrôle 11" draw:style-name="gr3" draw:text-style-name="P79" svg:width="2.8cm" svg:height="0.701cm" draw:control="control30"/></text:p>
          </table:table-cell>
          <table:table-cell table:style-name="Tableau1.C2" office:value-type="string">
            <text:p text:style-name="P62">E</text:p>
          </table:table-cell>
        </table:table-row>
        <table:table-row table:style-name="Tableau1.2">
          <table:table-cell table:style-name="Tableau1.A2" office:value-type="string">
            <text:p text:style-name="P1">15</text:p>
          </table:table-cell>
          <table:table-cell table:style-name="Tableau1.A2" office:value-type="string">
            <text:p text:style-name="P6"><draw:control text:anchor-type="as-char" draw:z-index="30" draw:name="Contrôle 12" draw:style-name="gr3" draw:text-style-name="P79" svg:width="2.8cm" svg:height="0.701cm" draw:control="control31"/></text:p>
          </table:table-cell>
          <table:table-cell table:style-name="Tableau1.C2" office:value-type="string">
            <text:p text:style-name="P62">F</text:p>
          </table:table-cell>
        </table:table-row>
        <table:table-row table:style-name="Tableau1.2">
          <table:table-cell table:style-name="Tableau1.A2" office:value-type="string">
            <text:p text:style-name="P1">16</text:p>
          </table:table-cell>
          <table:table-cell table:style-name="Tableau1.A2" office:value-type="string">
            <text:p text:style-name="P6"><draw:control text:anchor-type="as-char" draw:z-index="31" draw:name="Contrôle 13" draw:style-name="gr3" draw:text-style-name="P79" svg:width="2.8cm" svg:height="0.701cm" draw:control="control32"/></text:p>
          </table:table-cell>
          <table:table-cell table:style-name="Tableau1.C2" office:value-type="string">
            <text:p text:style-name="P2"><draw:control text:anchor-type="as-char" draw:z-index="33" draw:name="Contrôle 24" draw:style-name="gr3" draw:text-style-name="P79" svg:width="2.8cm" svg:height="0.701cm" draw:control="control34"/></text:p>
          </table:table-cell>
        </table:table-row>
        <table:table-row table:style-name="Tableau1.2">
          <table:table-cell table:style-name="Tableau1.A2" office:value-type="string">
            <text:p text:style-name="P1">17</text:p>
          </table:table-cell>
          <table:table-cell table:style-name="Tableau1.A2" office:value-type="string">
            <text:p text:style-name="P6"><draw:control text:anchor-type="as-char" draw:z-index="32" draw:name="Contrôle 14" draw:style-name="gr3" draw:text-style-name="P79" svg:width="2.8cm" svg:height="0.701cm" draw:control="control33"/></text:p>
          </table:table-cell>
          <table:table-cell table:style-name="Tableau1.C2" office:value-type="string">
            <text:p text:style-name="P2"><draw:control text:anchor-type="as-char" draw:z-index="34" draw:name="Contrôle 25" draw:style-name="gr3" draw:text-style-name="P79" svg:width="2.8cm" svg:height="0.701cm" draw:control="control35"/></text:p>
          </table:table-cell>
        </table:table-row>
      </table:table>
      <text:p text:style-name="P12"/>
      <text:p text:style-name="P13"><text:span text:style-name="T19">R</text:span><text:span text:style-name="T1">emarque :</text:span><text:line-break/><text:span text:style-name="T22">L</text:span>es deux chiffres binaires 0 et 1 sont appelés en anglais « binar<text:span text:style-name="T7">y digit »</text:span> qu<text:span text:style-name="T8">i</text:span> a <text:span text:style-name="T24">été </text:span>contracté en « b<text:span text:style-name="T22">it ».</text:span></text:p>
      <text:list xml:id="list152419604621726" text:continue-list="list4084999247" text:style-name="tfNum_20_I_29_">
        <text:list-item>
          <text:p text:style-name="P76"><text:span text:style-name="T8">C</text:span>onversion<text:span text:style-name="T38">s</text:span> décimal <text:span text:style-name="T25"></text:span> <text:span text:style-name="T24">b</text:span>inaire</text:p>
        </text:list-item>
      </text:list>
      <text:list xml:id="list152421381964902" text:continue-list="list2707855509" text:style-name="tfNum_20_1_29_">
        <text:list-item text:start-value="1">
          <text:p text:style-name="tfTitre_20_1_29_">Premières puissances de 2<text:span text:style-name="T24"> :</text:span></text:p>
        </text:list-item>
      </text:list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 table:number-columns-repeated="5"/>
        <table:table-row table:style-name="Tableau2.1">
          <table:table-cell table:style-name="Tableau2.A1" office:value-type="string">
            <text:p text:style-name="P11">2<text:span text:style-name="T27">n</text:span></text:p>
          </table:table-cell>
          <table:table-cell table:style-name="Tableau2.A1" office:value-type="string">
            <text:p text:style-name="P7">2<text:span text:style-name="T27">0</text:span></text:p>
          </table:table-cell>
          <table:table-cell table:style-name="Tableau2.A1" office:value-type="string">
            <text:p text:style-name="P7">2<text:span text:style-name="T27">1</text:span></text:p>
          </table:table-cell>
          <table:table-cell table:style-name="Tableau2.A1" office:value-type="string">
            <text:p text:style-name="P7">2<text:span text:style-name="T27">2</text:span></text:p>
          </table:table-cell>
          <table:table-cell table:style-name="Tableau2.A1" office:value-type="string">
            <text:p text:style-name="P7">2<text:span text:style-name="T27">3</text:span></text:p>
          </table:table-cell>
          <table:table-cell table:style-name="Tableau2.A1" office:value-type="string">
            <text:p text:style-name="P7">2<text:span text:style-name="T27">4</text:span></text:p>
          </table:table-cell>
          <table:table-cell table:style-name="Tableau2.A1" office:value-type="string">
            <text:p text:style-name="P7">2<text:span text:style-name="T27">5</text:span></text:p>
          </table:table-cell>
          <table:table-cell table:style-name="Tableau2.A1" office:value-type="string">
            <text:p text:style-name="P7">2<text:span text:style-name="T27">6</text:span></text:p>
          </table:table-cell>
          <table:table-cell table:style-name="Tableau2.I1" office:value-type="string">
            <text:p text:style-name="P7">2<text:span text:style-name="T27">7</text:span></text:p>
          </table:table-cell>
        </table:table-row>
        <table:table-row table:style-name="Tableau2.2">
          <table:table-cell table:style-name="Tableau2.A2" office:value-type="string">
            <text:p text:style-name="P11">valeur</text:p>
          </table:table-cell>
          <table:table-cell table:style-name="Tableau2.A2" office:value-type="string">
            <text:p text:style-name="P7">1</text:p>
          </table:table-cell>
          <table:table-cell table:style-name="Tableau2.A2" office:value-type="string">
            <text:p text:style-name="P7">2</text:p>
          </table:table-cell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7">8</text:p>
          </table:table-cell>
          <table:table-cell table:style-name="Tableau2.A2" office:value-type="string">
            <text:p text:style-name="P63"><draw:control text:anchor-type="as-char" svg:y="0cm" draw:z-index="35" draw:name="Contrôle 18" draw:style-name="gr2" draw:text-style-name="P79" svg:width="2.2cm" svg:height="0.701cm" draw:control="control36"/></text:p>
          </table:table-cell>
          <table:table-cell table:style-name="Tableau2.A2" office:value-type="string">
            <text:p text:style-name="P63"><draw:control text:anchor-type="as-char" svg:y="0cm" draw:z-index="36" draw:name="Contrôle 15" draw:style-name="gr2" draw:text-style-name="P79" svg:width="2.2cm" svg:height="0.701cm" draw:control="control37"/></text:p>
          </table:table-cell>
          <table:table-cell table:style-name="Tableau2.A2" office:value-type="string">
            <text:p text:style-name="P63"><draw:control text:anchor-type="as-char" svg:y="0cm" draw:z-index="37" draw:name="Contrôle 16" draw:style-name="gr2" draw:text-style-name="P79" svg:width="2.2cm" svg:height="0.701cm" draw:control="control38"/></text:p>
          </table:table-cell>
          <table:table-cell table:style-name="Tableau2.I2" office:value-type="string">
            <text:p text:style-name="P63"><draw:control text:anchor-type="as-char" svg:y="0cm" draw:z-index="38" draw:name="Contrôle 17" draw:style-name="gr2" draw:text-style-name="P79" svg:width="2.2cm" svg:height="0.701cm" draw:control="control39"/></text:p>
          </table:table-cell>
        </table:table-row>
        <table:table-row table:style-name="Tableau2.2">
          <table:table-cell table:style-name="Tableau2.A2" office:value-type="string">
            <text:p text:style-name="P11">binaire</text:p>
          </table:table-cell>
          <table:table-cell table:style-name="Tableau2.A2" office:value-type="string">
            <text:p text:style-name="P11">1</text:p>
          </table:table-cell>
          <table:table-cell table:style-name="Tableau2.A2" office:value-type="string">
            <text:p text:style-name="P11">10</text:p>
          </table:table-cell>
          <table:table-cell table:style-name="Tableau2.A2" office:value-type="string">
            <text:p text:style-name="P11">100</text:p>
          </table:table-cell>
          <table:table-cell table:style-name="Tableau2.A2" office:value-type="string">
            <text:p text:style-name="P65"><draw:control text:anchor-type="as-char" svg:y="0cm" draw:z-index="39" draw:name="Contrôle 19" draw:style-name="gr2" draw:text-style-name="P79" svg:width="2.2cm" svg:height="0.701cm" draw:control="control40"/></text:p>
          </table:table-cell>
          <table:table-cell table:style-name="Tableau2.A2" office:value-type="string">
            <text:p text:style-name="P63"><draw:control text:anchor-type="as-char" svg:y="0cm" draw:z-index="40" draw:name="Contrôle 20" draw:style-name="gr2" draw:text-style-name="P79" svg:width="2.2cm" svg:height="0.701cm" draw:control="control41"/></text:p>
          </table:table-cell>
          <table:table-cell table:style-name="Tableau2.A2" office:value-type="string">
            <text:p text:style-name="P63"><draw:control text:anchor-type="as-char" svg:y="0cm" draw:z-index="41" draw:name="Contrôle 21" draw:style-name="gr2" draw:text-style-name="P79" svg:width="2.2cm" svg:height="0.701cm" draw:control="control42"/></text:p>
          </table:table-cell>
          <table:table-cell table:style-name="Tableau2.A2" office:value-type="string">
            <text:p text:style-name="P63"><draw:control text:anchor-type="as-char" svg:y="0cm" draw:z-index="42" draw:name="Contrôle 22" draw:style-name="gr2" draw:text-style-name="P79" svg:width="2.2cm" svg:height="0.701cm" draw:control="control43"/></text:p>
          </table:table-cell>
          <table:table-cell table:style-name="Tableau2.I2" office:value-type="string">
            <text:p text:style-name="P63"><draw:control text:anchor-type="as-char" svg:y="0cm" draw:z-index="43" draw:name="Contrôle 23" draw:style-name="gr2" draw:text-style-name="P79" svg:width="2.2cm" svg:height="0.701cm" draw:control="control44"/></text:p>
          </table:table-cell>
        </table:table-row>
      </table:table>
      <text:p text:style-name="P14"/>
      <text:list xml:id="list152420733231976" text:continue-numbering="true" text:style-name="tfNum_20_1_29_">
        <text:list-item>
          <text:p text:style-name="tfTitre_20_1_29_"><text:span text:style-name="T9">D</text:span>écimal vers binaire :</text:p>
        </text:list-item>
      </text:list>
      <text:list xml:id="list857838926" text:style-name="tfNum_20_a_29_">
        <text:list-item>
          <text:p text:style-name="tfTitre_20_a_29_"><text:span text:style-name="T56">Méthode 1 : </text:span><text:span text:style-name="T26">E</text:span>n décomposant le nombre décimal en <text:span text:style-name="T26">somme de </text:span>puissance<text:span text:style-name="T26">s</text:span> de 2 :</text:p>
        </text:list-item>
      </text:list>
      <text:p text:style-name="P22">Ex : 173<text:tab/>= 128 + 32 + <text:s/>8 <text:s/>+ 4 <text:s/>+ 1</text:p>
      <text:p text:style-name="P22"><text:tab/>= <text:s text:c="2"/>2<text:span text:style-name="T27">7</text:span> <text:s/>+ <text:s/>2<text:span text:style-name="T28">5</text:span> + 2<text:span text:style-name="T28">3</text:span> + 2<text:span text:style-name="T28">2</text:span> + 2<text:span text:style-name="T28">0</text:span> </text:p>
      <text:p text:style-name="P23"><text:tab/>= <text:s text:c="2"/><draw:control text:anchor-type="as-char" draw:z-index="1" draw:name="Contrôle 30" draw:style-name="gr1" draw:text-style-name="P79" svg:width="4.001cm" svg:height="0.701cm" draw:control="control2"/></text:p>
      <text:p text:style-name="P15"/>
      <text:p text:style-name="P15"/>
      <text:list xml:id="list152420214735820" text:continue-numbering="true" text:style-name="tfNum_20_a_29_">
        <text:list-item>
          <text:p text:style-name="tfTitre_20_a_29_"><text:span text:style-name="T10">M</text:span><text:span text:style-name="T18">éthode 2 : </text:span><text:span text:style-name="T10">E</text:span>n effectuant <text:span text:style-name="T10">d</text:span>es division<text:span text:style-name="T35">s</text:span> entière<text:span text:style-name="T35">s</text:span> par 2 :</text:p>
        </text:list-item>
      </text:list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9"><text:span text:style-name="T26">Ex :<text:tab/>173<text:tab/>= </text:span><text:span text:style-name="T10">2 </text:span><text:span text:style-name="T37">×</text:span> <text:span text:style-name="T35">86 + </text:span><text:span text:style-name="T53">1</text:span></text:p>
            <text:p text:style-name="P24"><text:tab/><text:span text:style-name="T35">86</text:span><text:tab/>= <text:span text:style-name="T10">2 </text:span><text:span text:style-name="T37">×</text:span> <text:span text:style-name="T10">43</text:span><text:span text:style-name="T35"> + </text:span><text:span text:style-name="T54">0</text:span></text:p>
            <text:p text:style-name="P24"><text:tab/><text:span text:style-name="T10">43</text:span><text:tab/>= <text:span text:style-name="T10">2 </text:span><text:span text:style-name="T37">×</text:span> <text:span text:style-name="T10">21</text:span><text:span text:style-name="T35"> + </text:span><text:span text:style-name="T54">1</text:span></text:p>
            <text:p text:style-name="P72"><text:span text:style-name="T5"><text:tab/></text:span><text:span text:style-name="T10"><draw:control text:anchor-type="as-char" draw:z-index="19" draw:name="Contrôle 107" draw:style-name="gr1" draw:text-style-name="P79" svg:width="0.701cm" svg:height="0.701cm" draw:control="control20"/></text:span><text:tab/>= <text:span text:style-name="T10">2 </text:span><text:span text:style-name="T37">×</text:span><text:span text:style-name="T37"><draw:control text:anchor-type="as-char" draw:z-index="44" draw:name="Contrôle 26" draw:style-name="gr1" draw:text-style-name="P79" svg:width="0.701cm" svg:height="0.701cm" draw:control="control45"/></text:span><text:span text:style-name="T58">+</text:span><text:span text:style-name="T58"><draw:control text:anchor-type="as-char" draw:z-index="45" draw:name="Contrôle 27" draw:style-name="gr1" draw:text-style-name="P79" svg:width="0.701cm" svg:height="0.701cm" draw:control="control46"/></text:span></text:p>
            <text:p text:style-name="P72"><text:span text:style-name="T5"><text:tab/></text:span><text:span text:style-name="T10"><draw:control text:anchor-type="as-char" draw:z-index="46" draw:name="Contrôle 28" draw:style-name="gr1" draw:text-style-name="P79" svg:width="0.701cm" svg:height="0.701cm" draw:control="control47"/></text:span><text:tab/>= <text:span text:style-name="T10">2 </text:span><text:span text:style-name="T37">×</text:span><text:span text:style-name="T37"><draw:control text:anchor-type="as-char" draw:z-index="47" draw:name="Contrôle 29" draw:style-name="gr1" draw:text-style-name="P79" svg:width="0.701cm" svg:height="0.701cm" draw:control="control48"/></text:span><text:span text:style-name="T58">+</text:span><text:span text:style-name="T58"><draw:control text:anchor-type="as-char" draw:z-index="48" draw:name="Contrôle 31" draw:style-name="gr1" draw:text-style-name="P79" svg:width="0.701cm" svg:height="0.701cm" draw:control="control49"/></text:span></text:p>
            <text:p text:style-name="P72"><text:span text:style-name="T5"><text:tab/></text:span><text:span text:style-name="T10"><draw:control text:anchor-type="as-char" draw:z-index="49" draw:name="Contrôle 32" draw:style-name="gr1" draw:text-style-name="P79" svg:width="0.701cm" svg:height="0.701cm" draw:control="control50"/></text:span><text:tab/>= <text:span text:style-name="T10">2 </text:span><text:span text:style-name="T37">×</text:span><text:span text:style-name="T37"><draw:control text:anchor-type="as-char" draw:z-index="50" draw:name="Contrôle 33" draw:style-name="gr1" draw:text-style-name="P79" svg:width="0.701cm" svg:height="0.701cm" draw:control="control51"/></text:span><text:span text:style-name="T58">+</text:span><text:span text:style-name="T58"><draw:control text:anchor-type="as-char" draw:z-index="51" draw:name="Contrôle 34" draw:style-name="gr1" draw:text-style-name="P79" svg:width="0.701cm" svg:height="0.701cm" draw:control="control52"/></text:span></text:p>
            <text:p text:style-name="P72"><text:span text:style-name="T5"><text:tab/></text:span><text:span text:style-name="T10"><draw:control text:anchor-type="as-char" draw:z-index="52" draw:name="Contrôle 35" draw:style-name="gr1" draw:text-style-name="P79" svg:width="0.701cm" svg:height="0.701cm" draw:control="control53"/></text:span><text:tab/>= <text:span text:style-name="T10">2 </text:span><text:span text:style-name="T37">×</text:span><text:span text:style-name="T37"><draw:control text:anchor-type="as-char" draw:z-index="53" draw:name="Contrôle 36" draw:style-name="gr1" draw:text-style-name="P79" svg:width="0.701cm" svg:height="0.701cm" draw:control="control54"/></text:span><text:span text:style-name="T58">+</text:span><text:span text:style-name="T58"><draw:control text:anchor-type="as-char" draw:z-index="54" draw:name="Contrôle 37" draw:style-name="gr1" draw:text-style-name="P79" svg:width="0.701cm" svg:height="0.701cm" draw:control="control55"/></text:span></text:p>
            <text:p text:style-name="P72"><text:span text:style-name="T5"><text:tab/></text:span><text:span text:style-name="T10"><draw:control text:anchor-type="as-char" draw:z-index="55" draw:name="Contrôle 38" draw:style-name="gr1" draw:text-style-name="P79" svg:width="0.701cm" svg:height="0.701cm" draw:control="control56"/></text:span><text:tab/>= <text:span text:style-name="T10">2 </text:span><text:span text:style-name="T37">×</text:span><text:span text:style-name="T37"><draw:control text:anchor-type="as-char" draw:z-index="56" draw:name="Contrôle 39" draw:style-name="gr1" draw:text-style-name="P79" svg:width="0.701cm" svg:height="0.701cm" draw:control="control57"/></text:span><text:span text:style-name="T58">+</text:span><text:span text:style-name="T58"><draw:control text:anchor-type="as-char" draw:z-index="57" draw:name="Contrôle 40" draw:style-name="gr1" draw:text-style-name="P79" svg:width="0.701cm" svg:height="0.701cm" draw:control="control58"/></text:span></text:p>
            <text:p text:style-name="P74"/>
          </table:table-cell>
          <table:table-cell table:style-name="Tableau7.A1" office:value-type="string">
            <table:table table:name="Tableau8" table:style-name="Tableau8">
              <table:table-column table:style-name="Tableau8.A" table:number-columns-repeated="8"/>
              <table:table-column table:style-name="Tableau8.I"/>
              <table:table-row>
                <table:table-cell table:style-name="Tableau8.A1" office:value-type="string">
                  <text:p text:style-name="P9">173</text:p>
                </table:table-cell>
                <table:table-cell table:style-name="Tableau8.B1" office:value-type="string">
                  <text:p text:style-name="P9">2</text:p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0">1</text:p>
                </table:table-cell>
                <table:table-cell table:style-name="Tableau8.B2" office:value-type="string">
                  <text:p text:style-name="P9">86</text:p>
                </table:table-cell>
                <table:table-cell table:style-name="Tableau8.B1" office:value-type="string">
                  <text:p text:style-name="P9">2</text:p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0">0</text:p>
                </table:table-cell>
                <table:table-cell table:style-name="Tableau8.B2" office:value-type="string">
                  <text:p text:style-name="P9">43</text:p>
                </table:table-cell>
                <table:table-cell table:style-name="Tableau8.B1" office:value-type="string">
                  <text:p text:style-name="P9">2</text:p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0">1</text:p>
                </table:table-cell>
                <table:table-cell table:style-name="Tableau8.B2" office:value-type="string">
                  <text:p text:style-name="P9">21</text:p>
                </table:table-cell>
                <table:table-cell table:style-name="Tableau8.B1" office:value-type="string">
                  <text:p text:style-name="P9">2</text:p>
                </table:table-cell>
                <table:table-cell table:style-name="Tableau8.A1" office:value-type="string">
                  <text:p text:style-name="P9"/>
                </table:table-cell>
                <table:table-cell table:style-name="Tableau8.A1" office:value-type="string">
                  <text:p text:style-name="P9"/>
                </table:table-cell>
                <table:table-cell table:style-name="Tableau8.A1" office:value-type="string">
                  <text:p text:style-name="P9"/>
                </table:table-cell>
                <table:table-cell table:style-name="Tableau8.A1" office:value-type="string">
                  <text:p text:style-name="P9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5"><draw:control text:anchor-type="as-char" draw:z-index="2" draw:name="Contrôle 41" draw:style-name="gr1" draw:text-style-name="P80" svg:width="0.93cm" svg:height="0.701cm" draw:control="control3"/></text:p>
                </table:table-cell>
                <table:table-cell table:style-name="Tableau8.B2" office:value-type="string">
                  <text:p text:style-name="P64"><draw:control text:anchor-type="as-char" draw:z-index="58" draw:name="Contrôle 42" draw:style-name="gr1" draw:text-style-name="P80" svg:width="0.93cm" svg:height="0.701cm" draw:control="control59"/></text:p>
                </table:table-cell>
                <table:table-cell table:style-name="Tableau8.B1" office:value-type="string">
                  <text:p text:style-name="P64"><draw:control text:anchor-type="as-char" draw:z-index="59" draw:name="Contrôle 51" draw:style-name="gr1" draw:text-style-name="P80" svg:width="0.93cm" svg:height="0.701cm" draw:control="control60"/></text:p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64"><draw:control text:anchor-type="as-char" draw:z-index="60" draw:name="Contrôle 43" draw:style-name="gr1" draw:text-style-name="P80" svg:width="0.93cm" svg:height="0.701cm" draw:control="control61"/></text:p>
                </table:table-cell>
                <table:table-cell table:style-name="Tableau8.B2" office:value-type="string">
                  <text:p text:style-name="P64"><draw:control text:anchor-type="as-char" draw:z-index="61" draw:name="Contrôle 44" draw:style-name="gr1" draw:text-style-name="P80" svg:width="0.93cm" svg:height="0.701cm" draw:control="control62"/></text:p>
                </table:table-cell>
                <table:table-cell table:style-name="Tableau8.B1" office:value-type="string">
                  <text:p text:style-name="P64"><draw:control text:anchor-type="as-char" draw:z-index="62" draw:name="Contrôle 52" draw:style-name="gr1" draw:text-style-name="P80" svg:width="0.93cm" svg:height="0.701cm" draw:control="control63"/></text:p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64"><draw:control text:anchor-type="as-char" draw:z-index="63" draw:name="Contrôle 45" draw:style-name="gr1" draw:text-style-name="P80" svg:width="0.93cm" svg:height="0.701cm" draw:control="control64"/></text:p>
                </table:table-cell>
                <table:table-cell table:style-name="Tableau8.B2" office:value-type="string">
                  <text:p text:style-name="P64"><draw:control text:anchor-type="as-char" draw:z-index="64" draw:name="Contrôle 46" draw:style-name="gr1" draw:text-style-name="P80" svg:width="0.93cm" svg:height="0.701cm" draw:control="control65"/></text:p>
                </table:table-cell>
                <table:table-cell table:style-name="Tableau8.B1" office:value-type="string">
                  <text:p text:style-name="P64"><draw:control text:anchor-type="as-char" draw:z-index="65" draw:name="Contrôle 53" draw:style-name="gr1" draw:text-style-name="P80" svg:width="0.93cm" svg:height="0.701cm" draw:control="control66"/></text:p>
                </table:table-cell>
                <table:table-cell table:style-name="Tableau8.A1" office:value-type="string">
                  <text:p text:style-name="P4"/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64"><draw:control text:anchor-type="as-char" draw:z-index="66" draw:name="Contrôle 47" draw:style-name="gr1" draw:text-style-name="P80" svg:width="0.93cm" svg:height="0.701cm" draw:control="control67"/></text:p>
                </table:table-cell>
                <table:table-cell table:style-name="Tableau8.B2" office:value-type="string">
                  <text:p text:style-name="P64"><draw:control text:anchor-type="as-char" draw:z-index="67" draw:name="Contrôle 48" draw:style-name="gr1" draw:text-style-name="P80" svg:width="0.93cm" svg:height="0.701cm" draw:control="control68"/></text:p>
                </table:table-cell>
                <table:table-cell table:style-name="Tableau8.B1" office:value-type="string">
                  <text:p text:style-name="P64"><draw:control text:anchor-type="as-char" draw:z-index="68" draw:name="Contrôle 54" draw:style-name="gr1" draw:text-style-name="P80" svg:width="0.93cm" svg:height="0.701cm" draw:control="control69"/></text:p>
                </table:table-cell>
              </table:table-row>
              <table:table-row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4"/>
                </table:table-cell>
                <table:table-cell table:style-name="Tableau8.A1" office:value-type="string">
                  <text:p text:style-name="P5"/>
                </table:table-cell>
                <table:table-cell table:style-name="Tableau8.A1" office:value-type="string">
                  <text:p text:style-name="P64"><draw:control text:anchor-type="as-char" draw:z-index="69" draw:name="Contrôle 49" draw:style-name="gr1" draw:text-style-name="P80" svg:width="0.93cm" svg:height="0.701cm" draw:control="control70"/></text:p>
                </table:table-cell>
                <table:table-cell table:style-name="Tableau8.B2" office:value-type="string">
                  <text:p text:style-name="P64"><draw:control text:anchor-type="as-char" draw:z-index="70" draw:name="Contrôle 50" draw:style-name="gr1" draw:text-style-name="P80" svg:width="0.93cm" svg:height="0.701cm" draw:control="control71"/></text:p>
                </table:table-cell>
              </table:table-row>
            </table:table>
            <text:p text:style-name="P38"/>
          </table:table-cell>
        </table:table-row>
      </table:table>
      <text:p text:style-name="P16"><text:span text:style-name="T10">E</text:span>n lisant les restes de bas en haut, on <text:span text:style-name="T10">retrouve</text:span> le résultat : <text:span text:style-name="T59">10101101</text:span><text:span text:style-name="T32">2</text:span></text:p>
      <text:p text:style-name="P16"/>
      <text:p text:style-name="P39"><text:span text:style-name="T20">E</text:span><text:span text:style-name="T1">xplication :</text:span><text:line-break/><text:span text:style-name="T47">Refaisons </text:span><text:span text:style-name="T48">exactement les mêmes calculs que ci-dessus mais directement en base 2 :</text:span><text:line-break/><text:span text:style-name="T49">10101101<text:tab/></text:span><text:span text:style-name="T50">= 10 </text:span><text:span text:style-name="T36">×</text:span><text:span text:style-name="T50"> </text:span><text:span text:style-name="T49">1010110</text:span><text:span text:style-name="T50"><text:tab/>+ </text:span><text:span text:style-name="T52">1</text:span></text:p>
      <text:p text:style-name="P39"><text:span text:style-name="T49">1010110<text:tab/></text:span><text:span text:style-name="T50">= 10 </text:span><text:span text:style-name="T36">×</text:span><text:span text:style-name="T50"> </text:span><text:span text:style-name="T49">101011</text:span><text:span text:style-name="T50"><text:tab/>+ </text:span><text:span text:style-name="T52">0</text:span></text:p>
      <text:p text:style-name="P39"><text:span text:style-name="T49">101011<text:tab/></text:span><text:span text:style-name="T50">= 10 </text:span><text:span text:style-name="T36">×</text:span><text:span text:style-name="T50"> </text:span><text:span text:style-name="T49">10101</text:span><text:span text:style-name="T50"><text:tab/>+ </text:span><text:span text:style-name="T52">1</text:span></text:p>
      <text:p text:style-name="P39"><text:span text:style-name="T49">10101<text:tab/></text:span><text:span text:style-name="T50">= 10 </text:span><text:span text:style-name="T36">×</text:span><text:span text:style-name="T50"> </text:span><text:span text:style-name="T49">1010</text:span><text:span text:style-name="T50"><text:tab/>+ </text:span><text:span text:style-name="T52">1</text:span></text:p>
      <text:p text:style-name="P39"><text:span text:style-name="T49">1010<text:tab/></text:span><text:span text:style-name="T50">= 10 </text:span><text:span text:style-name="T36">×</text:span><text:span text:style-name="T50"> </text:span><text:span text:style-name="T49">101</text:span><text:span text:style-name="T50"><text:tab/>+ </text:span><text:span text:style-name="T52">0</text:span></text:p>
      <text:p text:style-name="P39"><text:span text:style-name="T49">101<text:tab/></text:span><text:span text:style-name="T50">= 10 </text:span><text:span text:style-name="T36">×</text:span><text:span text:style-name="T50"> </text:span><text:span text:style-name="T49">10</text:span><text:span text:style-name="T50"><text:tab/>+ </text:span><text:span text:style-name="T52">1</text:span></text:p>
      <text:p text:style-name="P39"><text:span text:style-name="T49">10<text:tab/></text:span><text:span text:style-name="T50">= 10 </text:span><text:span text:style-name="T36">×</text:span><text:span text:style-name="T50"> </text:span><text:span text:style-name="T49">1</text:span><text:span text:style-name="T50"><text:tab/>+ </text:span><text:span text:style-name="T52">0</text:span></text:p>
      <text:p text:style-name="P39"><text:span text:style-name="T49">1<text:tab/></text:span><text:span text:style-name="T50">= 10 </text:span><text:span text:style-name="T36">×</text:span><text:span text:style-name="T50"> </text:span><text:span text:style-name="T49">0</text:span><text:span text:style-name="T50"><text:tab/>+ </text:span><text:span text:style-name="T52">1</text:span></text:p>
      <text:list xml:id="list152421148693211" text:continue-list="list152420733231976" text:style-name="tfNum_20_1_29_">
        <text:list-item>
          <text:p text:style-name="P75"><text:span text:style-name="T11">B</text:span>inaire vers décimal :</text:p>
        </text:list-item>
      </text:list>
      <text:p text:style-name="P26">Ex : 1101001<text:span text:style-name="T31">2</text:span><text:tab/>= <text:s/>2<text:span text:style-name="T27">0</text:span> + <draw:control text:anchor-type="as-char" draw:z-index="3" draw:name="Contrôle 55" draw:style-name="gr1" draw:text-style-name="P79" svg:width="4.642cm" svg:height="0.701cm" draw:control="control4"/></text:p>
      <text:p text:style-name="P26"><text:tab/>= <text:s/>1 <text:s/>+ <draw:control text:anchor-type="as-char" draw:z-index="4" draw:name="Contrôle 56" draw:style-name="gr1" draw:text-style-name="P79" svg:width="4.642cm" svg:height="0.701cm" draw:control="control5"/></text:p>
      <text:p text:style-name="P26"><text:tab/>= <text:s/><draw:control text:anchor-type="as-char" draw:z-index="5" draw:name="Contrôle 57" draw:style-name="gr1" draw:text-style-name="P79" svg:width="5.471cm" svg:height="0.701cm" draw:control="control6"/></text:p>
      <text:p text:style-name="Standard"/>
      <text:p text:style-name="Standard"/>
      <text:p text:style-name="Standard"/>
      <text:list xml:id="list152421468850770" text:continue-list="list152419604621726" text:style-name="tfNum_20_I_29_">
        <text:list-item>
          <text:p text:style-name="P77"><text:span text:style-name="T11">C</text:span>onversion<text:span text:style-name="T38">s</text:span> binaire <text:span text:style-name="T25"></text:span> hexadécimal</text:p>
        </text:list-item>
      </text:list>
      <text:p text:style-name="P20"><text:span text:style-name="T17">P</text:span><text:span text:style-name="T11">uisque 1111</text:span><text:span text:style-name="T34">2</text:span><text:span text:style-name="T11"> = F</text:span><text:span text:style-name="T34">16</text:span><text:span text:style-name="T11">, </text:span><text:span text:style-name="T17">il suffit de </text:span>regroupe<text:span text:style-name="T55">r</text:span> les bits par <text:span text:style-name="T38">groupes de </text:span>4 !</text:p>
      <text:p text:style-name="P25">Ex :<text:tab/><text:span text:style-name="T57">0110</text:span> <text:span text:style-name="T51">1001</text:span><text:span text:style-name="T31">2</text:span> = <text:span text:style-name="T57">6</text:span><text:span text:style-name="T51">9</text:span><text:span text:style-name="T31">16</text:span></text:p>
      <text:p text:style-name="P25"><text:tab/><text:span text:style-name="T57">7</text:span><text:span text:style-name="T51">F</text:span><text:span text:style-name="T31">16</text:span> = <text:span text:style-name="T57">0111</text:span> <text:span text:style-name="T51">1111</text:span><text:span text:style-name="T31">2</text:span></text:p>
      <text:p text:style-name="Standard"/>
      <text:p text:style-name="Standard"/>
      <text:p text:style-name="Standard"/>
      <text:list xml:id="list152420763207445" text:continue-numbering="true" text:style-name="tfNum_20_I_29_">
        <text:list-item>
          <text:p text:style-name="P78"><text:span text:style-name="T12">C</text:span>onversion<text:span text:style-name="T39">s</text:span> décimal <text:span text:style-name="T25"></text:span> hexadécimal</text:p>
        </text:list-item>
      </text:list>
      <text:p text:style-name="P17"><text:span text:style-name="T39">O</text:span>n utilise le même principe que pour les conversions <text:span text:style-name="T45">de </text:span>décimal vers binaire sauf que l'on utilise les puissances de 16 et <text:span text:style-name="T39">non</text:span> celle<text:span text:style-name="T39">s</text:span> de 2.</text:p>
      <table:table table:name="Tableau3" table:style-name="Tableau3">
        <table:table-column table:style-name="Tableau3.A"/>
        <table:table-column table:style-name="Tableau3.B" table:number-columns-repeated="3"/>
        <table:table-row table:style-name="Tableau3.1">
          <table:table-cell table:style-name="Tableau3.A1" office:value-type="string">
            <text:p text:style-name="P8">16<text:span text:style-name="T27">0</text:span></text:p>
          </table:table-cell>
          <table:table-cell table:style-name="Tableau3.A1" office:value-type="string">
            <text:p text:style-name="P8">16<text:span text:style-name="T27">1</text:span></text:p>
          </table:table-cell>
          <table:table-cell table:style-name="Tableau3.A1" office:value-type="string">
            <text:p text:style-name="P8">16<text:span text:style-name="T27">2</text:span></text:p>
          </table:table-cell>
          <table:table-cell table:style-name="Tableau3.D1" office:value-type="string">
            <text:p text:style-name="P8">16<text:span text:style-name="T27">3</text:span></text:p>
          </table:table-cell>
        </table:table-row>
        <table:table-row table:style-name="Tableau3.1">
          <table:table-cell table:style-name="Tableau3.A2" office:value-type="string">
            <text:p text:style-name="P8">1</text:p>
          </table:table-cell>
          <table:table-cell table:style-name="Tableau3.A2" office:value-type="string">
            <text:p text:style-name="P8">16</text:p>
          </table:table-cell>
          <table:table-cell table:style-name="Tableau3.A2" office:value-type="string">
            <text:p text:style-name="P8">256</text:p>
          </table:table-cell>
          <table:table-cell table:style-name="Tableau3.D2" office:value-type="string">
            <text:p text:style-name="P8">4096</text:p>
          </table:table-cell>
        </table:table-row>
      </table:table>
      <text:p text:style-name="P17"/>
      <text:p text:style-name="P69"><text:span text:style-name="T40">Ex :<text:tab/>723<text:tab/>= </text:span><text:span text:style-name="T40"><draw:control text:anchor-type="as-char" draw:z-index="8" draw:name="Contrôle 59" draw:style-name="gr1" draw:text-style-name="P79" svg:width="0.93cm" svg:height="0.701cm" draw:control="control9"/></text:span><text:span text:style-name="T40"><text:s/></text:span><text:span text:style-name="T36">×</text:span> <text:span text:style-name="T40">16</text:span><text:span text:style-name="T29">2</text:span><text:span text:style-name="T40"> + </text:span><text:span text:style-name="T40"><draw:control text:anchor-type="as-char" draw:z-index="71" draw:name="Contrôle 67" draw:style-name="gr1" draw:text-style-name="P79" svg:width="0.93cm" svg:height="0.701cm" draw:control="control72"/></text:span><text:span text:style-name="T40"><text:s/></text:span><text:span text:style-name="T36">×</text:span><text:span text:style-name="T40"> 16 + </text:span><text:span text:style-name="T40"><draw:control text:anchor-type="as-char" draw:z-index="72" draw:name="Contrôle 68" draw:style-name="gr1" draw:text-style-name="P79" svg:width="0.93cm" svg:height="0.701cm" draw:control="control73"/></text:span></text:p>
      <text:p text:style-name="P31"><text:tab/><text:span text:style-name="T40">= </text:span><text:span text:style-name="T40"><draw:control text:anchor-type="as-char" draw:z-index="6" draw:name="Contrôle 58" draw:style-name="gr1" draw:text-style-name="P79" svg:width="5.781cm" svg:height="0.701cm" draw:control="control7"/></text:span></text:p>
      <text:p text:style-name="P27"/>
      <table:table table:name="Tableau9" table:style-name="Tableau9">
        <table:table-column table:style-name="Tableau9.A"/>
        <table:table-column table:style-name="Tableau9.B"/>
        <table:table-column table:style-name="Tableau9.C" table:number-columns-repeated="3"/>
        <table:table-row>
          <table:table-cell table:style-name="Tableau9.A1" office:value-type="string">
            <text:p text:style-name="P29">Ex :</text:p>
          </table:table-cell>
          <table:table-cell table:style-name="Tableau9.A1" office:value-type="string">
            <text:p text:style-name="P41">723</text:p>
          </table:table-cell>
          <table:table-cell table:style-name="Tableau9.C1" office:value-type="string">
            <text:p text:style-name="P41">16</text:p>
          </table:table-cell>
          <table:table-cell table:style-name="Tableau9.D1" office:value-type="string">
            <text:p text:style-name="P41"/>
          </table:table-cell>
          <table:table-cell table:style-name="Tableau9.D1" office:value-type="string">
            <text:p text:style-name="P41"/>
          </table:table-cell>
        </table:table-row>
        <table:table-row>
          <table:table-cell table:style-name="Tableau9.A1" office:value-type="string">
            <text:p text:style-name="P43"/>
          </table:table-cell>
          <table:table-cell table:style-name="Tableau9.A1" office:value-type="string">
            <text:p text:style-name="P49"><draw:control text:anchor-type="as-char" draw:z-index="7" draw:name="Contrôle 60" draw:style-name="gr1" draw:text-style-name="P79" svg:width="0.93cm" svg:height="0.701cm" draw:control="control8"/></text:p>
          </table:table-cell>
          <table:table-cell table:style-name="Tableau9.C2" office:value-type="string">
            <text:p text:style-name="P66"><draw:control text:anchor-type="as-char" draw:z-index="73" draw:name="Contrôle 61" draw:style-name="gr1" draw:text-style-name="P79" svg:width="0.93cm" svg:height="0.701cm" draw:control="control74"/></text:p>
          </table:table-cell>
          <table:table-cell table:style-name="Tableau9.C1" office:value-type="string">
            <text:p text:style-name="P66"><draw:control text:anchor-type="as-char" draw:z-index="74" draw:name="Contrôle 63" draw:style-name="gr1" draw:text-style-name="P79" svg:width="0.93cm" svg:height="0.701cm" draw:control="control75"/></text:p>
          </table:table-cell>
          <table:table-cell table:style-name="Tableau9.D1" office:value-type="string">
            <text:p text:style-name="P52"/>
          </table:table-cell>
        </table:table-row>
        <table:table-row>
          <table:table-cell table:style-name="Tableau9.A1" office:value-type="string">
            <text:p text:style-name="P43"/>
          </table:table-cell>
          <table:table-cell table:style-name="Tableau9.A1" office:value-type="string">
            <text:p text:style-name="P52"/>
          </table:table-cell>
          <table:table-cell table:style-name="Tableau9.D1" office:value-type="string">
            <text:p text:style-name="P66"><draw:control text:anchor-type="as-char" draw:z-index="75" draw:name="Contrôle 108" draw:style-name="gr1" draw:text-style-name="P79" svg:width="0.93cm" svg:height="0.701cm" draw:control="control76"/></text:p>
          </table:table-cell>
          <table:table-cell table:style-name="Tableau9.C2" office:value-type="string">
            <text:p text:style-name="P66"><draw:control text:anchor-type="as-char" draw:z-index="76" draw:name="Contrôle 62" draw:style-name="gr1" draw:text-style-name="P79" svg:width="0.93cm" svg:height="0.701cm" draw:control="control77"/></text:p>
          </table:table-cell>
          <table:table-cell table:style-name="Tableau9.C1" office:value-type="string">
            <text:p text:style-name="P66"><draw:control text:anchor-type="as-char" draw:z-index="77" draw:name="Contrôle 64" draw:style-name="gr1" draw:text-style-name="P79" svg:width="0.93cm" svg:height="0.701cm" draw:control="control78"/></text:p>
          </table:table-cell>
        </table:table-row>
        <table:table-row>
          <table:table-cell table:style-name="Tableau9.A1" office:value-type="string">
            <text:p text:style-name="P43"/>
          </table:table-cell>
          <table:table-cell table:style-name="Tableau9.A1" office:value-type="string">
            <text:p text:style-name="P52"/>
          </table:table-cell>
          <table:table-cell table:style-name="Tableau9.D1" office:value-type="string">
            <text:p text:style-name="P52"/>
          </table:table-cell>
          <table:table-cell table:style-name="Tableau9.D1" office:value-type="string">
            <text:p text:style-name="P66"><draw:control text:anchor-type="as-char" draw:z-index="78" draw:name="Contrôle 129" draw:style-name="gr1" draw:text-style-name="P79" svg:width="0.93cm" svg:height="0.701cm" draw:control="control79"/></text:p>
          </table:table-cell>
          <table:table-cell table:style-name="Tableau9.C2" office:value-type="string">
            <text:p text:style-name="P66"><draw:control text:anchor-type="as-char" draw:z-index="79" draw:name="Contrôle 65" draw:style-name="gr1" draw:text-style-name="P79" svg:width="0.93cm" svg:height="0.701cm" draw:control="control80"/></text:p>
          </table:table-cell>
        </table:table-row>
      </table:table>
      <text:p text:style-name="P27"/>
      <text:p text:style-name="P28"/>
      <text:p text:style-name="P70"><text:span text:style-name="T41">Ex :<text:tab/></text:span><text:span text:style-name="T43">A1F</text:span><text:span text:style-name="T33">16</text:span><text:span text:style-name="T41"><text:tab/>= </text:span><text:span text:style-name="T41"><draw:control text:anchor-type="as-char" draw:z-index="9" draw:name="Contrôle 69" draw:style-name="gr1" draw:text-style-name="P79" svg:width="0.93cm" svg:height="0.701cm" draw:control="control10"/></text:span><text:span text:style-name="T41"><text:s/></text:span><text:span text:style-name="T42">×</text:span><text:span text:style-name="T41"> 16</text:span><text:span text:style-name="T30">2</text:span><text:span text:style-name="T41"> + </text:span><text:span text:style-name="T41"><draw:control text:anchor-type="as-char" draw:z-index="80" draw:name="Contrôle 70" draw:style-name="gr1" draw:text-style-name="P79" svg:width="0.93cm" svg:height="0.701cm" draw:control="control81"/></text:span><text:span text:style-name="T41"><text:s/></text:span><text:span text:style-name="T42">×</text:span><text:span text:style-name="T41"> 16 + </text:span><text:span text:style-name="T41"><draw:control text:anchor-type="as-char" draw:z-index="81" draw:name="Contrôle 71" draw:style-name="gr1" draw:text-style-name="P79" svg:width="0.93cm" svg:height="0.701cm" draw:control="control82"/></text:span></text:p>
      <text:p text:style-name="P21"><text:tab/><text:span text:style-name="T40"><text:tab/>= </text:span><text:span text:style-name="T40"><draw:control text:anchor-type="as-char" draw:z-index="10" draw:name="Contrôle 66" draw:style-name="gr1" draw:text-style-name="P79" svg:width="5.781cm" svg:height="0.701cm" draw:control="control11"/></text:span></text:p>
      <text:list xml:id="list152420383815361" text:continue-numbering="true" text:style-name="tfNum_20_I_29_">
        <text:list-item>
          <text:p text:style-name="P76"><text:span text:style-name="T13">O</text:span>pération<text:span text:style-name="T44">s</text:span> <text:span text:style-name="T44">posées </text:span>en binaire :</text:p>
        </text:list-item>
      </text:list>
      <text:p text:style-name="P18"><text:span text:style-name="T14">O</text:span>n peut <text:span text:style-name="T15">faire des</text:span> opérations « <text:span text:style-name="T45">posées » </text:span>en binaire en utilisant les méthodes apprises en primaire pour le système décimal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2">Ex<text:span text:style-name="T45">emple</text:span> d’addition :</text:p>
            <text:p text:style-name="P37"/>
            <table:table table:name="Tableau10" table:style-name="Tableau10">
              <table:table-column table:style-name="Tableau10.A" table:number-columns-repeated="10"/>
              <table:table-row>
                <table:table-cell table:style-name="Tableau10.A1" office:value-type="string">
                  <text:p text:style-name="P30"/>
                </table:table-cell>
                <table:table-cell table:style-name="Tableau10.A1" office:value-type="string">
                  <text:p text:style-name="P54"/>
                </table:table-cell>
                <table:table-cell table:style-name="Tableau10.A1" office:value-type="string">
                  <text:p text:style-name="P54"/>
                </table:table-cell>
                <table:table-cell table:style-name="Tableau10.A1" office:value-type="string">
                  <text:p text:style-name="P54"/>
                </table:table-cell>
                <table:table-cell table:style-name="Tableau10.A1" office:value-type="string">
                  <text:p text:style-name="P54">1</text:p>
                </table:table-cell>
                <table:table-cell table:style-name="Tableau10.F1" office:value-type="string">
                  <text:p text:style-name="P42">1</text:p>
                </table:table-cell>
                <table:table-cell table:style-name="Tableau10.F1" office:value-type="string">
                  <text:p text:style-name="P54">0</text:p>
                </table:table-cell>
                <table:table-cell table:style-name="Tableau10.F1" office:value-type="string">
                  <text:p text:style-name="P54">1</text:p>
                </table:table-cell>
                <table:table-cell table:style-name="Tableau10.F1" office:value-type="string">
                  <text:p text:style-name="P54">1</text:p>
                </table:table-cell>
                <table:table-cell table:style-name="Tableau10.F1" office:value-type="string">
                  <text:p text:style-name="P54">0</text:p>
                </table:table-cell>
              </table:table-row>
              <table:table-row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3"/>
                </table:table-cell>
                <table:table-cell table:style-name="Tableau10.A1" office:value-type="string">
                  <text:p text:style-name="P53"/>
                </table:table-cell>
                <table:table-cell table:style-name="Tableau10.D2" office:value-type="string">
                  <text:p text:style-name="P53">+</text:p>
                </table:table-cell>
                <table:table-cell table:style-name="Tableau10.D2" office:value-type="string">
                  <text:p text:style-name="P50"/>
                </table:table-cell>
                <table:table-cell table:style-name="Tableau10.D2" office:value-type="string">
                  <text:p text:style-name="P50"/>
                </table:table-cell>
                <table:table-cell table:style-name="Tableau10.D2" office:value-type="string">
                  <text:p text:style-name="P53">1</text:p>
                </table:table-cell>
                <table:table-cell table:style-name="Tableau10.D2" office:value-type="string">
                  <text:p text:style-name="P54">0</text:p>
                </table:table-cell>
                <table:table-cell table:style-name="Tableau10.D2" office:value-type="string">
                  <text:p text:style-name="P54">1</text:p>
                </table:table-cell>
                <table:table-cell table:style-name="Tableau10.D2" office:value-type="string">
                  <text:p text:style-name="P54">1</text:p>
                </table:table-cell>
              </table:table-row>
              <table:table-row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1"/>
                </table:table-cell>
                <table:table-cell table:style-name="Tableau10.A1" office:value-type="string">
                  <text:p text:style-name="P50"><draw:control text:anchor-type="as-char" draw:z-index="11" draw:name="Contrôle 78" draw:style-name="gr1" draw:text-style-name="P79" svg:width="0.731cm" svg:height="0.701cm" draw:control="control12"/></text:p>
                </table:table-cell>
                <table:table-cell table:style-name="Tableau10.A1" office:value-type="string">
                  <text:p text:style-name="P66"><draw:control text:anchor-type="as-char" draw:z-index="82" draw:name="Contrôle 77" draw:style-name="gr1" draw:text-style-name="P79" svg:width="0.731cm" svg:height="0.701cm" draw:control="control83"/></text:p>
                </table:table-cell>
                <table:table-cell table:style-name="Tableau10.F1" office:value-type="string">
                  <text:p text:style-name="P66"><draw:control text:anchor-type="as-char" draw:z-index="83" draw:name="Contrôle 76" draw:style-name="gr1" draw:text-style-name="P79" svg:width="0.731cm" svg:height="0.701cm" draw:control="control84"/></text:p>
                </table:table-cell>
                <table:table-cell table:style-name="Tableau10.F1" office:value-type="string">
                  <text:p text:style-name="P66"><draw:control text:anchor-type="as-char" draw:z-index="84" draw:name="Contrôle 75" draw:style-name="gr1" draw:text-style-name="P79" svg:width="0.731cm" svg:height="0.701cm" draw:control="control85"/></text:p>
                </table:table-cell>
                <table:table-cell table:style-name="Tableau10.F1" office:value-type="string">
                  <text:p text:style-name="P66"><draw:control text:anchor-type="as-char" draw:z-index="85" draw:name="Contrôle 74" draw:style-name="gr1" draw:text-style-name="P79" svg:width="0.731cm" svg:height="0.701cm" draw:control="control86"/></text:p>
                </table:table-cell>
                <table:table-cell table:style-name="Tableau10.F1" office:value-type="string">
                  <text:p text:style-name="P66"><draw:control text:anchor-type="as-char" draw:z-index="86" draw:name="Contrôle 73" draw:style-name="gr1" draw:text-style-name="P79" svg:width="0.731cm" svg:height="0.701cm" draw:control="control87"/></text:p>
                </table:table-cell>
                <table:table-cell table:style-name="Tableau10.F1" office:value-type="string">
                  <text:p text:style-name="P66"><draw:control text:anchor-type="as-char" draw:z-index="87" draw:name="Contrôle 72" draw:style-name="gr1" draw:text-style-name="P79" svg:width="0.731cm" svg:height="0.701cm" draw:control="control88"/></text:p>
                </table:table-cell>
              </table:table-row>
            </table:table>
            <text:p text:style-name="P36"/>
            <text:p text:style-name="P35"/>
            <text:p text:style-name="P35"/>
            <text:p text:style-name="P35"/>
          </table:table-cell>
          <table:table-cell table:style-name="Tableau4.A1" office:value-type="string">
            <text:p text:style-name="Text_20_body">Exemple de multiplication</text:p>
            <text:p text:style-name="P33"/>
            <table:table table:name="Tableau11" table:style-name="Tableau11">
              <table:table-column table:style-name="Tableau11.A" table:number-columns-repeated="10"/>
              <table:table-row>
                <table:table-cell table:style-name="Tableau11.A1" office:value-type="string">
                  <text:p text:style-name="P30"/>
                </table:table-cell>
                <table:table-cell table:style-name="Tableau11.A1" office:value-type="string">
                  <text:p text:style-name="P54"/>
                </table:table-cell>
                <table:table-cell table:style-name="Tableau11.A1" office:value-type="string">
                  <text:p text:style-name="P54"/>
                </table:table-cell>
                <table:table-cell table:style-name="Tableau11.A1" office:value-type="string">
                  <text:p text:style-name="P54"/>
                </table:table-cell>
                <table:table-cell table:style-name="Tableau11.A1" office:value-type="string">
                  <text:p text:style-name="P54">1</text:p>
                </table:table-cell>
                <table:table-cell table:style-name="Tableau11.F1" office:value-type="string">
                  <text:p text:style-name="P42">1</text:p>
                </table:table-cell>
                <table:table-cell table:style-name="Tableau11.F1" office:value-type="string">
                  <text:p text:style-name="P54">0</text:p>
                </table:table-cell>
                <table:table-cell table:style-name="Tableau11.F1" office:value-type="string">
                  <text:p text:style-name="P54">1</text:p>
                </table:table-cell>
                <table:table-cell table:style-name="Tableau11.F1" office:value-type="string">
                  <text:p text:style-name="P54">1</text:p>
                </table:table-cell>
                <table:table-cell table:style-name="Tableau11.F1" office:value-type="string">
                  <text:p text:style-name="P54">0</text:p>
                </table:table-cell>
              </table:table-row>
              <table:table-row>
                <table:table-cell table:style-name="Tableau11.A1" office:value-type="string">
                  <text:p text:style-name="P51"/>
                </table:table-cell>
                <table:table-cell table:style-name="Tableau11.A1" office:value-type="string">
                  <text:p text:style-name="P53"/>
                </table:table-cell>
                <table:table-cell table:style-name="Tableau11.A1" office:value-type="string">
                  <text:p text:style-name="P53"/>
                </table:table-cell>
                <table:table-cell table:style-name="Tableau11.D2" office:value-type="string">
                  <text:p text:style-name="P61">×</text:p>
                </table:table-cell>
                <table:table-cell table:style-name="Tableau11.D2" office:value-type="string">
                  <text:p text:style-name="P50"/>
                </table:table-cell>
                <table:table-cell table:style-name="Tableau11.D2" office:value-type="string">
                  <text:p text:style-name="P50"/>
                </table:table-cell>
                <table:table-cell table:style-name="Tableau11.D2" office:value-type="string">
                  <text:p text:style-name="P53">1</text:p>
                </table:table-cell>
                <table:table-cell table:style-name="Tableau11.D2" office:value-type="string">
                  <text:p text:style-name="P54">0</text:p>
                </table:table-cell>
                <table:table-cell table:style-name="Tableau11.D2" office:value-type="string">
                  <text:p text:style-name="P54">1</text:p>
                </table:table-cell>
                <table:table-cell table:style-name="Tableau11.D2" office:value-type="string">
                  <text:p text:style-name="P54">1</text:p>
                </table:table-cell>
              </table:table-row>
              <table:table-row>
                <table:table-cell table:style-name="Tableau11.A1" office:value-type="string">
                  <text:p text:style-name="P66"><draw:control text:anchor-type="as-char" draw:z-index="88" draw:name="Contrôle 88" draw:style-name="gr1" draw:text-style-name="P79" svg:width="0.731cm" svg:height="0.701cm" draw:control="control89"/></text:p>
                </table:table-cell>
                <table:table-cell table:style-name="Tableau11.A1" office:value-type="string">
                  <text:p text:style-name="P66"><draw:control text:anchor-type="as-char" draw:z-index="89" draw:name="Contrôle 87" draw:style-name="gr1" draw:text-style-name="P79" svg:width="0.731cm" svg:height="0.701cm" draw:control="control90"/></text:p>
                </table:table-cell>
                <table:table-cell table:style-name="Tableau11.A1" office:value-type="string">
                  <text:p text:style-name="P66"><draw:control text:anchor-type="as-char" draw:z-index="90" draw:name="Contrôle 86" draw:style-name="gr1" draw:text-style-name="P79" svg:width="0.731cm" svg:height="0.701cm" draw:control="control91"/></text:p>
                </table:table-cell>
                <table:table-cell table:style-name="Tableau11.A1" office:value-type="string">
                  <text:p text:style-name="P66"><draw:control text:anchor-type="as-char" draw:z-index="91" draw:name="Contrôle 85" draw:style-name="gr1" draw:text-style-name="P79" svg:width="0.731cm" svg:height="0.701cm" draw:control="control92"/></text:p>
                </table:table-cell>
                <table:table-cell table:style-name="Tableau11.A1" office:value-type="string">
                  <text:p text:style-name="P66"><draw:control text:anchor-type="as-char" draw:z-index="92" draw:name="Contrôle 84" draw:style-name="gr1" draw:text-style-name="P79" svg:width="0.731cm" svg:height="0.701cm" draw:control="control93"/></text:p>
                </table:table-cell>
                <table:table-cell table:style-name="Tableau11.F1" office:value-type="string">
                  <text:p text:style-name="P66"><draw:control text:anchor-type="as-char" draw:z-index="93" draw:name="Contrôle 83" draw:style-name="gr1" draw:text-style-name="P79" svg:width="0.731cm" svg:height="0.701cm" draw:control="control94"/></text:p>
                </table:table-cell>
                <table:table-cell table:style-name="Tableau11.F1" office:value-type="string">
                  <text:p text:style-name="P66"><draw:control text:anchor-type="as-char" draw:z-index="94" draw:name="Contrôle 82" draw:style-name="gr1" draw:text-style-name="P79" svg:width="0.731cm" svg:height="0.701cm" draw:control="control95"/></text:p>
                </table:table-cell>
                <table:table-cell table:style-name="Tableau11.F1" office:value-type="string">
                  <text:p text:style-name="P66"><draw:control text:anchor-type="as-char" draw:z-index="95" draw:name="Contrôle 81" draw:style-name="gr1" draw:text-style-name="P79" svg:width="0.731cm" svg:height="0.701cm" draw:control="control96"/></text:p>
                </table:table-cell>
                <table:table-cell table:style-name="Tableau11.F1" office:value-type="string">
                  <text:p text:style-name="P66"><draw:control text:anchor-type="as-char" draw:z-index="96" draw:name="Contrôle 80" draw:style-name="gr1" draw:text-style-name="P79" svg:width="0.731cm" svg:height="0.701cm" draw:control="control97"/></text:p>
                </table:table-cell>
                <table:table-cell table:style-name="Tableau11.F1" office:value-type="string">
                  <text:p text:style-name="P66"><draw:control text:anchor-type="as-char" draw:z-index="97" draw:name="Contrôle 79" draw:style-name="gr1" draw:text-style-name="P79" svg:width="0.731cm" svg:height="0.701cm" draw:control="control98"/></text:p>
                </table:table-cell>
              </table:table-row>
              <table:table-row>
                <table:table-cell table:style-name="Tableau11.A1" office:value-type="string">
                  <text:p text:style-name="P66"><draw:control text:anchor-type="as-char" draw:z-index="98" draw:name="Contrôle 89" draw:style-name="gr1" draw:text-style-name="P79" svg:width="0.731cm" svg:height="0.701cm" draw:control="control99"/></text:p>
                </table:table-cell>
                <table:table-cell table:style-name="Tableau11.A1" office:value-type="string">
                  <text:p text:style-name="P66"><draw:control text:anchor-type="as-char" draw:z-index="99" draw:name="Contrôle 90" draw:style-name="gr1" draw:text-style-name="P79" svg:width="0.731cm" svg:height="0.701cm" draw:control="control100"/></text:p>
                </table:table-cell>
                <table:table-cell table:style-name="Tableau11.A1" office:value-type="string">
                  <text:p text:style-name="P66"><draw:control text:anchor-type="as-char" draw:z-index="100" draw:name="Contrôle 91" draw:style-name="gr1" draw:text-style-name="P79" svg:width="0.731cm" svg:height="0.701cm" draw:control="control101"/></text:p>
                </table:table-cell>
                <table:table-cell table:style-name="Tableau11.A1" office:value-type="string">
                  <text:p text:style-name="P66"><draw:control text:anchor-type="as-char" draw:z-index="101" draw:name="Contrôle 92" draw:style-name="gr1" draw:text-style-name="P79" svg:width="0.731cm" svg:height="0.701cm" draw:control="control102"/></text:p>
                </table:table-cell>
                <table:table-cell table:style-name="Tableau11.A1" office:value-type="string">
                  <text:p text:style-name="P66"><draw:control text:anchor-type="as-char" draw:z-index="102" draw:name="Contrôle 93" draw:style-name="gr1" draw:text-style-name="P79" svg:width="0.731cm" svg:height="0.701cm" draw:control="control103"/></text:p>
                </table:table-cell>
                <table:table-cell table:style-name="Tableau11.F1" office:value-type="string">
                  <text:p text:style-name="P66"><draw:control text:anchor-type="as-char" draw:z-index="103" draw:name="Contrôle 94" draw:style-name="gr1" draw:text-style-name="P79" svg:width="0.731cm" svg:height="0.701cm" draw:control="control104"/></text:p>
                </table:table-cell>
                <table:table-cell table:style-name="Tableau11.F1" office:value-type="string">
                  <text:p text:style-name="P66"><draw:control text:anchor-type="as-char" draw:z-index="104" draw:name="Contrôle 95" draw:style-name="gr1" draw:text-style-name="P79" svg:width="0.731cm" svg:height="0.701cm" draw:control="control105"/></text:p>
                </table:table-cell>
                <table:table-cell table:style-name="Tableau11.F1" office:value-type="string">
                  <text:p text:style-name="P66"><draw:control text:anchor-type="as-char" draw:z-index="105" draw:name="Contrôle 96" draw:style-name="gr1" draw:text-style-name="P79" svg:width="0.731cm" svg:height="0.701cm" draw:control="control106"/></text:p>
                </table:table-cell>
                <table:table-cell table:style-name="Tableau11.F1" office:value-type="string">
                  <text:p text:style-name="P66"><draw:control text:anchor-type="as-char" draw:z-index="106" draw:name="Contrôle 97" draw:style-name="gr1" draw:text-style-name="P79" svg:width="0.731cm" svg:height="0.701cm" draw:control="control107"/></text:p>
                </table:table-cell>
                <table:table-cell table:style-name="Tableau11.F1" office:value-type="string">
                  <text:p text:style-name="P66"><draw:control text:anchor-type="as-char" draw:z-index="107" draw:name="Contrôle 98" draw:style-name="gr1" draw:text-style-name="P79" svg:width="0.731cm" svg:height="0.701cm" draw:control="control108"/></text:p>
                </table:table-cell>
              </table:table-row>
              <table:table-row>
                <table:table-cell table:style-name="Tableau11.D2" office:value-type="string">
                  <text:p text:style-name="P66"><draw:control text:anchor-type="as-char" draw:z-index="108" draw:name="Contrôle 118" draw:style-name="gr1" draw:text-style-name="P79" svg:width="0.731cm" svg:height="0.701cm" draw:control="control109"/></text:p>
                </table:table-cell>
                <table:table-cell table:style-name="Tableau11.D2" office:value-type="string">
                  <text:p text:style-name="P66"><draw:control text:anchor-type="as-char" draw:z-index="109" draw:name="Contrôle 117" draw:style-name="gr1" draw:text-style-name="P79" svg:width="0.731cm" svg:height="0.701cm" draw:control="control110"/></text:p>
                </table:table-cell>
                <table:table-cell table:style-name="Tableau11.D2" office:value-type="string">
                  <text:p text:style-name="P66"><draw:control text:anchor-type="as-char" draw:z-index="110" draw:name="Contrôle 116" draw:style-name="gr1" draw:text-style-name="P79" svg:width="0.731cm" svg:height="0.701cm" draw:control="control111"/></text:p>
                </table:table-cell>
                <table:table-cell table:style-name="Tableau11.D2" office:value-type="string">
                  <text:p text:style-name="P66"><draw:control text:anchor-type="as-char" draw:z-index="111" draw:name="Contrôle 115" draw:style-name="gr1" draw:text-style-name="P79" svg:width="0.731cm" svg:height="0.701cm" draw:control="control112"/></text:p>
                </table:table-cell>
                <table:table-cell table:style-name="Tableau11.D2" office:value-type="string">
                  <text:p text:style-name="P66"><draw:control text:anchor-type="as-char" draw:z-index="112" draw:name="Contrôle 114" draw:style-name="gr1" draw:text-style-name="P79" svg:width="0.731cm" svg:height="0.701cm" draw:control="control113"/></text:p>
                </table:table-cell>
                <table:table-cell table:style-name="Tableau11.D2" office:value-type="string">
                  <text:p text:style-name="P66"><draw:control text:anchor-type="as-char" draw:z-index="113" draw:name="Contrôle 113" draw:style-name="gr1" draw:text-style-name="P79" svg:width="0.731cm" svg:height="0.701cm" draw:control="control114"/></text:p>
                </table:table-cell>
                <table:table-cell table:style-name="Tableau11.D2" office:value-type="string">
                  <text:p text:style-name="P66"><draw:control text:anchor-type="as-char" draw:z-index="114" draw:name="Contrôle 112" draw:style-name="gr1" draw:text-style-name="P79" svg:width="0.731cm" svg:height="0.701cm" draw:control="control115"/></text:p>
                </table:table-cell>
                <table:table-cell table:style-name="Tableau11.D2" office:value-type="string">
                  <text:p text:style-name="P66"><draw:control text:anchor-type="as-char" draw:z-index="115" draw:name="Contrôle 111" draw:style-name="gr1" draw:text-style-name="P79" svg:width="0.731cm" svg:height="0.701cm" draw:control="control116"/></text:p>
                </table:table-cell>
                <table:table-cell table:style-name="Tableau11.D2" office:value-type="string">
                  <text:p text:style-name="P66"><draw:control text:anchor-type="as-char" draw:z-index="116" draw:name="Contrôle 110" draw:style-name="gr1" draw:text-style-name="P79" svg:width="0.731cm" svg:height="0.701cm" draw:control="control117"/></text:p>
                </table:table-cell>
                <table:table-cell table:style-name="Tableau11.D2" office:value-type="string">
                  <text:p text:style-name="P66"><draw:control text:anchor-type="as-char" draw:z-index="117" draw:name="Contrôle 109" draw:style-name="gr1" draw:text-style-name="P79" svg:width="0.731cm" svg:height="0.701cm" draw:control="control118"/></text:p>
                </table:table-cell>
              </table:table-row>
              <table:table-row>
                <table:table-cell table:style-name="Tableau11.A1" office:value-type="string">
                  <text:p text:style-name="P66"><draw:control text:anchor-type="as-char" draw:z-index="118" draw:name="Contrôle 119" draw:style-name="gr1" draw:text-style-name="P79" svg:width="0.731cm" svg:height="0.701cm" draw:control="control119"/></text:p>
                </table:table-cell>
                <table:table-cell table:style-name="Tableau11.A1" office:value-type="string">
                  <text:p text:style-name="P66"><draw:control text:anchor-type="as-char" draw:z-index="119" draw:name="Contrôle 120" draw:style-name="gr1" draw:text-style-name="P79" svg:width="0.731cm" svg:height="0.701cm" draw:control="control120"/></text:p>
                </table:table-cell>
                <table:table-cell table:style-name="Tableau11.A1" office:value-type="string">
                  <text:p text:style-name="P66"><draw:control text:anchor-type="as-char" draw:z-index="120" draw:name="Contrôle 121" draw:style-name="gr1" draw:text-style-name="P79" svg:width="0.731cm" svg:height="0.701cm" draw:control="control121"/></text:p>
                </table:table-cell>
                <table:table-cell table:style-name="Tableau11.A1" office:value-type="string">
                  <text:p text:style-name="P66"><draw:control text:anchor-type="as-char" draw:z-index="121" draw:name="Contrôle 122" draw:style-name="gr1" draw:text-style-name="P79" svg:width="0.731cm" svg:height="0.701cm" draw:control="control122"/></text:p>
                </table:table-cell>
                <table:table-cell table:style-name="Tableau11.A1" office:value-type="string">
                  <text:p text:style-name="P66"><draw:control text:anchor-type="as-char" draw:z-index="122" draw:name="Contrôle 123" draw:style-name="gr1" draw:text-style-name="P79" svg:width="0.731cm" svg:height="0.701cm" draw:control="control123"/></text:p>
                </table:table-cell>
                <table:table-cell table:style-name="Tableau11.F1" office:value-type="string">
                  <text:p text:style-name="P66"><draw:control text:anchor-type="as-char" draw:z-index="123" draw:name="Contrôle 124" draw:style-name="gr1" draw:text-style-name="P79" svg:width="0.731cm" svg:height="0.701cm" draw:control="control124"/></text:p>
                </table:table-cell>
                <table:table-cell table:style-name="Tableau11.F1" office:value-type="string">
                  <text:p text:style-name="P66"><draw:control text:anchor-type="as-char" draw:z-index="124" draw:name="Contrôle 125" draw:style-name="gr1" draw:text-style-name="P79" svg:width="0.731cm" svg:height="0.701cm" draw:control="control125"/></text:p>
                </table:table-cell>
                <table:table-cell table:style-name="Tableau11.F1" office:value-type="string">
                  <text:p text:style-name="P66"><draw:control text:anchor-type="as-char" draw:z-index="125" draw:name="Contrôle 126" draw:style-name="gr1" draw:text-style-name="P79" svg:width="0.731cm" svg:height="0.701cm" draw:control="control126"/></text:p>
                </table:table-cell>
                <table:table-cell table:style-name="Tableau11.F1" office:value-type="string">
                  <text:p text:style-name="P66"><draw:control text:anchor-type="as-char" draw:z-index="126" draw:name="Contrôle 127" draw:style-name="gr1" draw:text-style-name="P79" svg:width="0.731cm" svg:height="0.701cm" draw:control="control127"/></text:p>
                </table:table-cell>
                <table:table-cell table:style-name="Tableau11.F1" office:value-type="string">
                  <text:p text:style-name="P66"><draw:control text:anchor-type="as-char" draw:z-index="127" draw:name="Contrôle 128" draw:style-name="gr1" draw:text-style-name="P79" svg:width="0.731cm" svg:height="0.701cm" draw:control="control128"/></text:p>
                </table:table-cell>
              </table:table-row>
            </table:table>
            <text:p text:style-name="P34"/>
          </table:table-cell>
        </table:table-row>
      </table:table>
      <text:p text:style-name="Standard"/>
      <text:p text:style-name="Standard"/>
      <text:p text:style-name="Standard"/>
      <text:list xml:id="list152421425057837" text:continue-numbering="true" text:style-name="tfNum_20_I_29_">
        <text:list-item>
          <text:p text:style-name="tfTitre_20_I_29_"><text:span text:style-name="T45">Q</text:span>uels entiers positifs peut-on coder avec <text:span text:style-name="T45">n</text:span> bits ?</text:p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7">1<text:span text:style-name="T31">2</text:span> = 1</text:p>
          </table:table-cell>
          <table:table-cell table:style-name="Tableau6.A1" office:value-type="string">
            <text:p text:style-name="P44">donc avec</text:p>
          </table:table-cell>
          <table:table-cell table:style-name="Tableau6.A1" office:value-type="string">
            <text:p text:style-name="P47">1 bit,</text:p>
          </table:table-cell>
          <table:table-cell table:style-name="Tableau6.A1" office:value-type="string">
            <text:p text:style-name="P48">on peut coder les entiers positifs de 0 à <draw:control text:anchor-type="as-char" draw:z-index="12" draw:name="Contrôle 99" draw:style-name="gr1" draw:text-style-name="P79" svg:width="0.93cm" svg:height="0.701cm" draw:control="control13"/></text:p>
          </table:table-cell>
        </table:table-row>
        <table:table-row table:style-name="Tableau6.1">
          <table:table-cell table:style-name="Tableau6.A1" office:value-type="string">
            <text:p text:style-name="P47"><text:span text:style-name="T46">1</text:span>1<text:span text:style-name="T31">2</text:span> = <text:span text:style-name="T21">3</text:span></text:p>
          </table:table-cell>
          <table:table-cell table:style-name="Tableau6.A1" office:value-type="string">
            <text:p text:style-name="P45">donc avec</text:p>
          </table:table-cell>
          <table:table-cell table:style-name="Tableau6.A1" office:value-type="string">
            <text:p text:style-name="P47"><text:span text:style-name="T4">2</text:span> bits,</text:p>
          </table:table-cell>
          <table:table-cell table:style-name="Tableau6.A1" office:value-type="string">
            <text:p text:style-name="P48">on peut coder les entiers positifs de 0 à <draw:control text:anchor-type="as-char" draw:z-index="13" draw:name="Contrôle 100" draw:style-name="gr1" draw:text-style-name="P79" svg:width="0.93cm" svg:height="0.701cm" draw:control="control14"/></text:p>
          </table:table-cell>
        </table:table-row>
        <table:table-row table:style-name="Tableau6.1">
          <table:table-cell table:style-name="Tableau6.A1" office:value-type="string">
            <text:p text:style-name="P47"><text:span text:style-name="T46">11</text:span>1<text:span text:style-name="T31">2</text:span> =</text:p>
          </table:table-cell>
          <table:table-cell table:style-name="Tableau6.A1" office:value-type="string">
            <text:p text:style-name="P45">donc avec</text:p>
          </table:table-cell>
          <table:table-cell table:style-name="Tableau6.A1" office:value-type="string">
            <text:p text:style-name="P47"><text:span text:style-name="T21">3</text:span> bits,</text:p>
          </table:table-cell>
          <table:table-cell table:style-name="Tableau6.A1" office:value-type="string">
            <text:p text:style-name="P48">on peut coder les entiers positifs de 0 à <draw:control text:anchor-type="as-char" draw:z-index="14" draw:name="Contrôle 101" draw:style-name="gr1" draw:text-style-name="P79" svg:width="0.93cm" svg:height="0.701cm" draw:control="control15"/></text:p>
          </table:table-cell>
        </table:table-row>
        <table:table-row table:style-name="Tableau6.1">
          <table:table-cell table:style-name="Tableau6.A1" office:value-type="string">
            <text:p text:style-name="P46"/>
          </table:table-cell>
          <table:table-cell table:style-name="Tableau6.A1" office:value-type="string">
            <text:p text:style-name="P45">donc avec</text:p>
          </table:table-cell>
          <table:table-cell table:style-name="Tableau6.A1" office:value-type="string">
            <text:p text:style-name="P10">n bits,</text:p>
          </table:table-cell>
          <table:table-cell table:style-name="Tableau6.A1" office:value-type="string">
            <text:p text:style-name="P48">on peut coder les entiers positifs de 0 à <draw:control text:anchor-type="as-char" draw:z-index="15" draw:name="Contrôle 102" draw:style-name="gr1" draw:text-style-name="P79" svg:width="2.521cm" svg:height="0.701cm" draw:control="control16"/></text:p>
          </table:table-cell>
        </table:table-row>
      </table:table>
      <text:p text:style-name="Standard"/>
      <text:p text:style-name="Standard"/>
      <text:p text:style-name="Standard"/>
      <text:list xml:id="list152421352648199" text:continue-numbering="true" text:style-name="tfNum_20_I_29_">
        <text:list-item>
          <text:p text:style-name="tfTitre_20_I_29_"><text:span text:style-name="T16">A</text:span>vec Python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55">&gt;&gt;&gt; <text:span text:style-name="T46">0b11</text:span></text:p>
            <text:p text:style-name="P57"><draw:control text:anchor-type="as-char" draw:z-index="18" draw:name="Contrôle 105" draw:style-name="gr1" draw:text-style-name="P79" svg:width="0.93cm" svg:height="0.701cm" draw:control="control19"/></text:p>
            <text:p text:style-name="P56"/>
            <text:p text:style-name="P56">&gt;&gt;&gt; 0x1F</text:p>
            <text:p text:style-name="P67"><draw:control text:anchor-type="as-char" draw:z-index="128" draw:name="Contrôle 106" draw:style-name="gr1" draw:text-style-name="P79" svg:width="0.93cm" svg:height="0.701cm" draw:control="control129"/></text:p>
          </table:table-cell>
          <table:table-cell table:style-name="Tableau5.A1" office:value-type="string">
            <text:p text:style-name="P58">&gt;&gt;&gt; <text:span text:style-name="T46">bin(31)</text:span></text:p>
            <text:p text:style-name="P59">'<draw:control text:anchor-type="as-char" draw:z-index="17" draw:name="Contrôle 104" draw:style-name="gr1" draw:text-style-name="P79" svg:width="2.821cm" svg:height="0.701cm" draw:control="control18"/><text:span text:style-name="T46">'</text:span></text:p>
            <text:p text:style-name="P58"/>
            <text:p text:style-name="P58">&gt;&gt;&gt; <text:span text:style-name="T46">hex(31)</text:span></text:p>
            <text:p text:style-name="P60">'<draw:control text:anchor-type="as-char" draw:z-index="16" draw:name="Contrôle 103" draw:style-name="gr1" draw:text-style-name="P79" svg:width="1.581cm" svg:height="0.701cm" draw:control="control17"/><text:span text:style-name="T46">'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Norma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4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cm" fo:margin-right="0cm" fo:margin-top="0cm" fo:margin-bottom="0.199cm" style:contextual-spacing="false" fo:text-indent="0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10-29T15:24:18.426472192</dc:date>
    <meta:editing-duration>PT14H55M39S</meta:editing-duration>
    <meta:editing-cycles>123</meta:editing-cycles>
    <meta:document-statistic meta:table-count="11" meta:image-count="0" meta:object-count="0" meta:page-count="4" meta:paragraph-count="273" meta:word-count="630" meta:character-count="2550" meta:non-whitespace-character-count="2062"/>
  </office:meta>
</office:document-meta>
</file>